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/>
    </style:style>
    <style:style style:name="Tabella1.B2" style:family="table-cell">
      <style:table-cell-properties fo:padding="0.176cm" fo:border-left="none" fo:border-right="1pt solid #000000" fo:border-top="none" fo:border-bottom="1pt solid #000000"/>
    </style:style>
    <style:style style:name="Tabella1.C2" style:family="table-cell">
      <style:table-cell-properties fo:padding="0.176cm" fo:border-left="none" fo:border-right="1pt solid #000000" fo:border-top="none" fo:border-bottom="1pt solid #000000"/>
    </style:style>
    <style:style style:name="Tabella1.A3" style:family="table-cell">
      <style:table-cell-properties fo:padding="0.176cm" fo:border-left="1pt solid #000000" fo:border-right="1pt solid #000000" fo:border-top="none" fo:border-bottom="1pt solid #000000"/>
    </style:style>
    <style:style style:name="Tabella1.B3" style:family="table-cell">
      <style:table-cell-properties fo:padding="0.176cm" fo:border-left="none" fo:border-right="1pt solid #000000" fo:border-top="none" fo:border-bottom="1pt solid #000000"/>
    </style:style>
    <style:style style:name="Tabella1.C3" style:family="table-cell">
      <style:table-cell-properties fo:padding="0.176cm" fo:border-left="none" fo:border-right="1pt solid #000000" fo:border-top="none" fo:border-bottom="1pt solid #000000"/>
    </style:style>
    <style:style style:name="Tabella1.A4" style:family="table-cell">
      <style:table-cell-properties fo:padding="0.176cm" fo:border-left="1pt solid #000000" fo:border-right="1pt solid #000000" fo:border-top="none" fo:border-bottom="1pt solid #000000"/>
    </style:style>
    <style:style style:name="Tabella1.B4" style:family="table-cell">
      <style:table-cell-properties fo:padding="0.176cm" fo:border-left="none" fo:border-right="1pt solid #000000" fo:border-top="none" fo:border-bottom="1pt solid #000000"/>
    </style:style>
    <style:style style:name="Tabella1.C4" style:family="table-cell">
      <style:table-cell-properties fo:padding="0.176cm" fo:border-left="none" fo:border-right="1pt solid #000000" fo:border-top="none" fo:border-bottom="1pt solid #000000"/>
    </style:style>
    <style:style style:name="Tabella1.A5" style:family="table-cell">
      <style:table-cell-properties fo:padding="0.176cm" fo:border-left="1pt solid #000000" fo:border-right="1pt solid #000000" fo:border-top="none" fo:border-bottom="1pt solid #000000"/>
    </style:style>
    <style:style style:name="Tabella1.B5" style:family="table-cell">
      <style:table-cell-properties fo:padding="0.176cm" fo:border-left="none" fo:border-right="1pt solid #000000" fo:border-top="none" fo:border-bottom="1pt solid #000000"/>
    </style:style>
    <style:style style:name="Tabella1.C5" style:family="table-cell">
      <style:table-cell-properties fo:padding="0.176cm" fo:border-left="none" fo:border-right="1pt solid #000000" fo:border-top="none" fo:border-bottom="1pt solid #000000"/>
    </style:style>
    <style:style style:name="Tabella1.A6" style:family="table-cell">
      <style:table-cell-properties fo:padding="0.176cm" fo:border-left="1pt solid #000000" fo:border-right="1pt solid #000000" fo:border-top="none" fo:border-bottom="1pt solid #000000"/>
    </style:style>
    <style:style style:name="Tabella1.B6" style:family="table-cell">
      <style:table-cell-properties fo:padding="0.176cm" fo:border-left="none" fo:border-right="1pt solid #000000" fo:border-top="none" fo:border-bottom="1pt solid #000000"/>
    </style:style>
    <style:style style:name="Tabella1.C6" style:family="table-cell">
      <style:table-cell-properties fo:padding="0.176cm" fo:border-left="none" fo:border-right="1pt solid #000000" fo:border-top="none" fo:border-bottom="1pt solid #000000"/>
    </style:style>
    <style:style style:name="Tabella1.A7" style:family="table-cell">
      <style:table-cell-properties fo:padding="0.176cm" fo:border-left="1pt solid #000000" fo:border-right="1pt solid #000000" fo:border-top="none" fo:border-bottom="1pt solid #000000"/>
    </style:style>
    <style:style style:name="Tabella1.B7" style:family="table-cell">
      <style:table-cell-properties fo:padding="0.176cm" fo:border-left="none" fo:border-right="1pt solid #000000" fo:border-top="none" fo:border-bottom="1pt solid #000000"/>
    </style:style>
    <style:style style:name="Tabella1.C7" style:family="table-cell">
      <style:table-cell-properties fo:padding="0.176cm" fo:border-left="none" fo:border-right="1pt solid #000000" fo:border-top="none" fo:border-bottom="1pt solid #000000"/>
    </style:style>
    <style:style style:name="Tabella1.8" style:family="table-row">
      <style:table-row-properties style:min-row-height="0.342cm" style:use-optimal-row-height="false"/>
    </style:style>
    <style:style style:name="Tabella1.A8" style:family="table-cell">
      <style:table-cell-properties fo:padding="0.176cm" fo:border-left="1pt solid #000000" fo:border-right="1pt solid #000000" fo:border-top="none" fo:border-bottom="1pt solid #000000"/>
    </style:style>
    <style:style style:name="Tabella1.B8" style:family="table-cell">
      <style:table-cell-properties fo:padding="0.176cm" fo:border-left="none" fo:border-right="1pt solid #000000" fo:border-top="none" fo:border-bottom="1pt solid #000000"/>
    </style:style>
    <style:style style:name="Tabella1.C8" style:family="table-cell">
      <style:table-cell-properties fo:padding="0.176cm" fo:border-left="none" fo:border-right="1pt solid #000000" fo:border-top="none" fo:border-bottom="1pt solid #000000"/>
    </style:style>
    <style:style style:name="Tabella1.9" style:family="table-row">
      <style:table-row-properties style:min-row-height="1.088cm" style:use-optimal-row-height="false"/>
    </style:style>
    <style:style style:name="Tabella1.A9" style:family="table-cell">
      <style:table-cell-properties fo:padding="0.176cm" fo:border-left="1pt solid #000000" fo:border-right="1pt solid #000000" fo:border-top="none" fo:border-bottom="1pt solid #000000"/>
    </style:style>
    <style:style style:name="Tabella1.B9" style:family="table-cell">
      <style:table-cell-properties fo:padding="0.176cm" fo:border-left="none" fo:border-right="1pt solid #000000" fo:border-top="none" fo:border-bottom="1pt solid #000000"/>
    </style:style>
    <style:style style:name="Tabella1.C9" style:family="table-cell">
      <style:table-cell-properties fo:padding="0.176cm" fo:border-left="none" fo:border-right="1pt solid #000000" fo:border-top="none" fo:border-bottom="1pt solid #000000"/>
    </style:style>
    <style:style style:name="Tabella1.A10" style:family="table-cell">
      <style:table-cell-properties fo:padding="0.176cm" fo:border-left="1pt solid #000000" fo:border-right="1pt solid #000000" fo:border-top="none" fo:border-bottom="1pt solid #000000"/>
    </style:style>
    <style:style style:name="Tabella1.B10" style:family="table-cell">
      <style:table-cell-properties fo:padding="0.176cm" fo:border-left="none" fo:border-right="1pt solid #000000" fo:border-top="none" fo:border-bottom="1pt solid #000000"/>
    </style:style>
    <style:style style:name="Tabella1.C10" style:family="table-cell">
      <style:table-cell-properties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/>
    </style:style>
    <style:style style:name="Tabella5.B2" style:family="table-cell">
      <style:table-cell-properties fo:padding="0.176cm" fo:border-left="none" fo:border-right="1pt solid #000000" fo:border-top="none" fo:border-bottom="1pt solid #000000"/>
    </style:style>
    <style:style style:name="Tabella5.C2" style:family="table-cell">
      <style:table-cell-properties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/>
    </style:style>
    <style:style style:name="Tabella4.B2" style:family="table-cell">
      <style:table-cell-properties fo:padding="0.176cm" fo:border-left="none" fo:border-right="1pt solid #000000" fo:border-top="none" fo:border-bottom="1pt solid #000000"/>
    </style:style>
    <style:style style:name="Tabella4.C2" style:family="table-cell">
      <style:table-cell-properties fo:padding="0.176cm" fo:border-left="none" fo:border-right="1pt solid #000000" fo:border-top="none" fo:border-bottom="1pt solid #000000"/>
    </style:style>
    <style:style style:name="Tabella20" style:family="table">
      <style:table-properties style:width="18.547cm" fo:margin-left="0.229cm" table:align="left"/>
    </style:style>
    <style:style style:name="Tabella20.A" style:family="table-column">
      <style:table-column-properties style:column-width="1.903cm"/>
    </style:style>
    <style:style style:name="Tabella20.B" style:family="table-column">
      <style:table-column-properties style:column-width="8.123cm"/>
    </style:style>
    <style:style style:name="Tabella20.C" style:family="table-column">
      <style:table-column-properties style:column-width="8.521cm"/>
    </style:style>
    <style:style style:name="Tabella20.A1" style:family="table-cell">
      <style:table-cell-properties fo:background-color="#c5f5e7" fo:padding="0.176cm" fo:border="1pt solid #000000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0.A2" style:family="table-cell">
      <style:table-cell-properties fo:padding="0.176cm" fo:border-left="1pt solid #000000" fo:border-right="1pt solid #000000" fo:border-top="none" fo:border-bottom="1pt solid #000000"/>
    </style:style>
    <style:style style:name="Tabella20.B2" style:family="table-cell">
      <style:table-cell-properties fo:padding="0.176cm" fo:border-left="none" fo:border-right="1pt solid #000000" fo:border-top="none" fo:border-bottom="1pt solid #000000"/>
    </style:style>
    <style:style style:name="Tabella20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0.A3" style:family="table-cell">
      <style:table-cell-properties fo:padding="0.176cm" fo:border-left="1pt solid #000000" fo:border-right="1pt solid #000000" fo:border-top="none" fo:border-bottom="1pt solid #000000"/>
    </style:style>
    <style:style style:name="Tabella20.B3" style:family="table-cell">
      <style:table-cell-properties fo:padding="0.176cm" fo:border-left="none" fo:border-right="1pt solid #000000" fo:border-top="none" fo:border-bottom="1pt solid #000000"/>
    </style:style>
    <style:style style:name="Tabella20.C3" style:family="table-cell">
      <style:table-cell-properties fo:padding="0.176cm" fo:border-left="none" fo:border-right="1pt solid #000000" fo:border-top="none" fo:border-bottom="1pt solid #000000"/>
    </style:style>
    <style:style style:name="Tabella23" style:family="table">
      <style:table-properties style:width="18.547cm" fo:margin-left="0.229cm" table:align="left"/>
    </style:style>
    <style:style style:name="Tabella23.A" style:family="table-column">
      <style:table-column-properties style:column-width="1.903cm"/>
    </style:style>
    <style:style style:name="Tabella23.B" style:family="table-column">
      <style:table-column-properties style:column-width="8.123cm"/>
    </style:style>
    <style:style style:name="Tabella23.C" style:family="table-column">
      <style:table-column-properties style:column-width="8.521cm"/>
    </style:style>
    <style:style style:name="Tabella23.A1" style:family="table-cell">
      <style:table-cell-properties fo:background-color="#c5f5e7" fo:padding="0.176cm" fo:border="1pt solid #000000">
        <style:background-image/>
      </style:table-cell-properties>
    </style:style>
    <style:style style:name="Tabella2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3.A2" style:family="table-cell">
      <style:table-cell-properties fo:padding="0.176cm" fo:border-left="1pt solid #000000" fo:border-right="1pt solid #000000" fo:border-top="none" fo:border-bottom="1pt solid #000000"/>
    </style:style>
    <style:style style:name="Tabella23.B2" style:family="table-cell">
      <style:table-cell-properties fo:padding="0.176cm" fo:border-left="none" fo:border-right="1pt solid #000000" fo:border-top="none" fo:border-bottom="1pt solid #000000"/>
    </style:style>
    <style:style style:name="Tabella2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3.A3" style:family="table-cell">
      <style:table-cell-properties fo:padding="0.176cm" fo:border-left="1pt solid #000000" fo:border-right="1pt solid #000000" fo:border-top="none" fo:border-bottom="1pt solid #000000"/>
    </style:style>
    <style:style style:name="Tabella23.B3" style:family="table-cell">
      <style:table-cell-properties fo:padding="0.176cm" fo:border-left="none" fo:border-right="1pt solid #000000" fo:border-top="none" fo:border-bottom="1pt solid #000000"/>
    </style:style>
    <style:style style:name="Tabella23.C3" style:family="table-cell">
      <style:table-cell-properties fo:padding="0.176cm" fo:border-left="none" fo:border-right="1pt solid #000000" fo:border-top="none" fo:border-bottom="1pt solid #000000"/>
    </style:style>
    <style:style style:name="Tabella24" style:family="table">
      <style:table-properties style:width="18.547cm" fo:margin-left="0.229cm" table:align="left"/>
    </style:style>
    <style:style style:name="Tabella24.A" style:family="table-column">
      <style:table-column-properties style:column-width="1.903cm"/>
    </style:style>
    <style:style style:name="Tabella24.B" style:family="table-column">
      <style:table-column-properties style:column-width="8.123cm"/>
    </style:style>
    <style:style style:name="Tabella24.C" style:family="table-column">
      <style:table-column-properties style:column-width="8.521cm"/>
    </style:style>
    <style:style style:name="Tabella24.A1" style:family="table-cell">
      <style:table-cell-properties fo:background-color="#c5f5e7" fo:padding="0.176cm" fo:border="1pt solid #000000">
        <style:background-image/>
      </style:table-cell-properties>
    </style:style>
    <style:style style:name="Tabella2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4.A2" style:family="table-cell">
      <style:table-cell-properties fo:padding="0.176cm" fo:border-left="1pt solid #000000" fo:border-right="1pt solid #000000" fo:border-top="none" fo:border-bottom="1pt solid #000000"/>
    </style:style>
    <style:style style:name="Tabella24.B2" style:family="table-cell">
      <style:table-cell-properties fo:padding="0.176cm" fo:border-left="none" fo:border-right="1pt solid #000000" fo:border-top="none" fo:border-bottom="1pt solid #000000"/>
    </style:style>
    <style:style style:name="Tabella24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4.A3" style:family="table-cell">
      <style:table-cell-properties fo:padding="0.176cm" fo:border-left="1pt solid #000000" fo:border-right="1pt solid #000000" fo:border-top="none" fo:border-bottom="1pt solid #000000"/>
    </style:style>
    <style:style style:name="Tabella24.B3" style:family="table-cell">
      <style:table-cell-properties fo:padding="0.176cm" fo:border-left="none" fo:border-right="1pt solid #000000" fo:border-top="none" fo:border-bottom="1pt solid #000000"/>
    </style:style>
    <style:style style:name="Tabella24.C3" style:family="table-cell">
      <style:table-cell-properties fo:padding="0.176cm" fo:border-left="none" fo:border-right="1pt solid #000000" fo:border-top="none" fo:border-bottom="1pt solid #000000"/>
    </style:style>
    <style:style style:name="Tabella19" style:family="table">
      <style:table-properties style:width="18.547cm" fo:margin-left="0.229cm" table:align="left"/>
    </style:style>
    <style:style style:name="Tabella19.A" style:family="table-column">
      <style:table-column-properties style:column-width="1.903cm"/>
    </style:style>
    <style:style style:name="Tabella19.B" style:family="table-column">
      <style:table-column-properties style:column-width="8.123cm"/>
    </style:style>
    <style:style style:name="Tabella19.C" style:family="table-column">
      <style:table-column-properties style:column-width="8.521cm"/>
    </style:style>
    <style:style style:name="Tabella19.A1" style:family="table-cell">
      <style:table-cell-properties fo:background-color="#c5f5e7" fo:padding="0.176cm" fo:border="1pt solid #000000">
        <style:background-image/>
      </style:table-cell-properties>
    </style:style>
    <style:style style:name="Tabella1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9.A2" style:family="table-cell">
      <style:table-cell-properties fo:padding="0.176cm" fo:border-left="1pt solid #000000" fo:border-right="1pt solid #000000" fo:border-top="none" fo:border-bottom="1pt solid #000000"/>
    </style:style>
    <style:style style:name="Tabella19.B2" style:family="table-cell">
      <style:table-cell-properties fo:padding="0.176cm" fo:border-left="none" fo:border-right="1pt solid #000000" fo:border-top="none" fo:border-bottom="1pt solid #000000"/>
    </style:style>
    <style:style style:name="Tabella19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9.A3" style:family="table-cell">
      <style:table-cell-properties fo:padding="0.176cm" fo:border-left="1pt solid #000000" fo:border-right="1pt solid #000000" fo:border-top="none" fo:border-bottom="1pt solid #000000"/>
    </style:style>
    <style:style style:name="Tabella19.B3" style:family="table-cell">
      <style:table-cell-properties fo:padding="0.176cm" fo:border-left="none" fo:border-right="1pt solid #000000" fo:border-top="none" fo:border-bottom="1pt solid #000000"/>
    </style:style>
    <style:style style:name="Tabella19.C3" style:family="table-cell">
      <style:table-cell-properties fo:padding="0.176cm" fo:border-left="none" fo:border-right="1pt solid #000000" fo:border-top="none" fo:border-bottom="1pt solid #000000"/>
    </style:style>
    <style:style style:name="Tabella25" style:family="table">
      <style:table-properties style:width="18.547cm" fo:margin-left="0.229cm" table:align="left"/>
    </style:style>
    <style:style style:name="Tabella25.A" style:family="table-column">
      <style:table-column-properties style:column-width="1.903cm"/>
    </style:style>
    <style:style style:name="Tabella25.B" style:family="table-column">
      <style:table-column-properties style:column-width="8.123cm"/>
    </style:style>
    <style:style style:name="Tabella25.C" style:family="table-column">
      <style:table-column-properties style:column-width="8.521cm"/>
    </style:style>
    <style:style style:name="Tabella25.A1" style:family="table-cell">
      <style:table-cell-properties fo:background-color="#c5f5e7" fo:padding="0.176cm" fo:border="1pt solid #000000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5.A2" style:family="table-cell">
      <style:table-cell-properties fo:padding="0.176cm" fo:border-left="1pt solid #000000" fo:border-right="1pt solid #000000" fo:border-top="none" fo:border-bottom="1pt solid #000000"/>
    </style:style>
    <style:style style:name="Tabella25.B2" style:family="table-cell">
      <style:table-cell-properties fo:padding="0.176cm" fo:border-left="none" fo:border-right="1pt solid #000000" fo:border-top="none" fo:border-bottom="1pt solid #000000"/>
    </style:style>
    <style:style style:name="Tabella25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5.A3" style:family="table-cell">
      <style:table-cell-properties fo:padding="0.176cm" fo:border-left="1pt solid #000000" fo:border-right="1pt solid #000000" fo:border-top="none" fo:border-bottom="1pt solid #000000"/>
    </style:style>
    <style:style style:name="Tabella25.B3" style:family="table-cell">
      <style:table-cell-properties fo:padding="0.176cm" fo:border-left="none" fo:border-right="1pt solid #000000" fo:border-top="none" fo:border-bottom="1pt solid #000000"/>
    </style:style>
    <style:style style:name="Tabella25.C3" style:family="table-cell">
      <style:table-cell-properties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/>
    </style:style>
    <style:style style:name="Tabella2.B2" style:family="table-cell">
      <style:table-cell-properties fo:padding="0.176cm" fo:border-left="none" fo:border-right="1pt solid #000000" fo:border-top="none" fo:border-bottom="1pt solid #000000"/>
    </style:style>
    <style:style style:name="Tabella2.C2" style:family="table-cell">
      <style:table-cell-properties fo:padding="0.176cm" fo:border-left="none" fo:border-right="1pt solid #000000" fo:border-top="none" fo:border-bottom="1pt solid #000000"/>
    </style:style>
    <style:style style:name="Tabella18" style:family="table">
      <style:table-properties style:width="18.547cm" fo:margin-left="0.229cm" table:align="left"/>
    </style:style>
    <style:style style:name="Tabella18.A" style:family="table-column">
      <style:table-column-properties style:column-width="1.903cm"/>
    </style:style>
    <style:style style:name="Tabella18.B" style:family="table-column">
      <style:table-column-properties style:column-width="8.123cm"/>
    </style:style>
    <style:style style:name="Tabella18.C" style:family="table-column">
      <style:table-column-properties style:column-width="8.521cm"/>
    </style:style>
    <style:style style:name="Tabella18.A1" style:family="table-cell">
      <style:table-cell-properties fo:background-color="#c5f5e7" fo:padding="0.176cm" fo:border="1pt solid #000000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8.A2" style:family="table-cell">
      <style:table-cell-properties fo:padding="0.176cm" fo:border-left="1pt solid #000000" fo:border-right="1pt solid #000000" fo:border-top="none" fo:border-bottom="1pt solid #000000"/>
    </style:style>
    <style:style style:name="Tabella18.B2" style:family="table-cell">
      <style:table-cell-properties fo:padding="0.176cm" fo:border-left="none" fo:border-right="1pt solid #000000" fo:border-top="none" fo:border-bottom="1pt solid #000000"/>
    </style:style>
    <style:style style:name="Tabella18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8.A3" style:family="table-cell">
      <style:table-cell-properties fo:padding="0.176cm" fo:border-left="1pt solid #000000" fo:border-right="1pt solid #000000" fo:border-top="none" fo:border-bottom="1pt solid #000000"/>
    </style:style>
    <style:style style:name="Tabella18.B3" style:family="table-cell">
      <style:table-cell-properties fo:padding="0.176cm" fo:border-left="none" fo:border-right="1pt solid #000000" fo:border-top="none" fo:border-bottom="1pt solid #000000"/>
    </style:style>
    <style:style style:name="Tabella18.C3" style:family="table-cell">
      <style:table-cell-properties fo:padding="0.176cm" fo:border-left="none" fo:border-right="1pt solid #000000" fo:border-top="none" fo:border-bottom="1pt solid #000000"/>
    </style:style>
    <style:style style:name="Tabella14" style:family="table">
      <style:table-properties style:width="18.547cm" fo:margin-left="0.229cm" table:align="left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A1" style:family="table-cell">
      <style:table-cell-properties fo:background-color="#c5f5e7" fo:padding="0.176cm" fo:border="1pt solid #000000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/>
    </style:style>
    <style:style style:name="Tabella14.B2" style:family="table-cell">
      <style:table-cell-properties fo:padding="0.176cm" fo:border-left="none" fo:border-right="1pt solid #000000" fo:border-top="none" fo:border-bottom="1pt solid #000000"/>
    </style:style>
    <style:style style:name="Tabella14.C2" style:family="table-cell">
      <style:table-cell-properties fo:padding="0.176cm" fo:border-left="none" fo:border-right="1pt solid #000000" fo:border-top="none" fo:border-bottom="1pt solid #000000"/>
    </style:style>
    <style:style style:name="Tabella21" style:family="table">
      <style:table-properties style:width="18.547cm" fo:margin-left="0.229cm" table:align="left"/>
    </style:style>
    <style:style style:name="Tabella21.A" style:family="table-column">
      <style:table-column-properties style:column-width="1.903cm"/>
    </style:style>
    <style:style style:name="Tabella21.B" style:family="table-column">
      <style:table-column-properties style:column-width="8.123cm"/>
    </style:style>
    <style:style style:name="Tabella21.C" style:family="table-column">
      <style:table-column-properties style:column-width="8.521cm"/>
    </style:style>
    <style:style style:name="Tabella21.A1" style:family="table-cell">
      <style:table-cell-properties fo:background-color="#c5f5e7" fo:padding="0.176cm" fo:border="1pt solid #000000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1.A2" style:family="table-cell">
      <style:table-cell-properties fo:padding="0.176cm" fo:border-left="1pt solid #000000" fo:border-right="1pt solid #000000" fo:border-top="none" fo:border-bottom="1pt solid #000000"/>
    </style:style>
    <style:style style:name="Tabella21.B2" style:family="table-cell">
      <style:table-cell-properties fo:padding="0.176cm" fo:border-left="none" fo:border-right="1pt solid #000000" fo:border-top="none" fo:border-bottom="1pt solid #000000"/>
    </style:style>
    <style:style style:name="Tabella21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1.A3" style:family="table-cell">
      <style:table-cell-properties fo:padding="0.176cm" fo:border-left="1pt solid #000000" fo:border-right="1pt solid #000000" fo:border-top="none" fo:border-bottom="1pt solid #000000"/>
    </style:style>
    <style:style style:name="Tabella21.B3" style:family="table-cell">
      <style:table-cell-properties fo:padding="0.176cm" fo:border-left="none" fo:border-right="1pt solid #000000" fo:border-top="none" fo:border-bottom="1pt solid #000000"/>
    </style:style>
    <style:style style:name="Tabella21.C3" style:family="table-cell">
      <style:table-cell-properties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/>
    </style:style>
    <style:style style:name="Tabella3.B2" style:family="table-cell">
      <style:table-cell-properties fo:padding="0.176cm" fo:border-left="none" fo:border-right="1pt solid #000000" fo:border-top="none" fo:border-bottom="1pt solid #000000"/>
    </style:style>
    <style:style style:name="Tabella3.C2" style:family="table-cell">
      <style:table-cell-properties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/>
    </style:style>
    <style:style style:name="Tabella6.B2" style:family="table-cell">
      <style:table-cell-properties fo:padding="0.176cm" fo:border-left="none" fo:border-right="1pt solid #000000" fo:border-top="none" fo:border-bottom="1pt solid #000000"/>
    </style:style>
    <style:style style:name="Tabella6.C2" style:family="table-cell">
      <style:table-cell-properties fo:padding="0.176cm" fo:border-left="none" fo:border-right="1pt solid #000000" fo:border-top="none" fo:border-bottom="1pt solid #000000"/>
    </style:style>
    <style:style style:name="Tabella22" style:family="table">
      <style:table-properties style:width="18.547cm" fo:margin-left="0.229cm" table:align="left"/>
    </style:style>
    <style:style style:name="Tabella22.A" style:family="table-column">
      <style:table-column-properties style:column-width="1.903cm"/>
    </style:style>
    <style:style style:name="Tabella22.B" style:family="table-column">
      <style:table-column-properties style:column-width="8.123cm"/>
    </style:style>
    <style:style style:name="Tabella22.C" style:family="table-column">
      <style:table-column-properties style:column-width="8.521cm"/>
    </style:style>
    <style:style style:name="Tabella22.A1" style:family="table-cell">
      <style:table-cell-properties fo:background-color="#c5f5e7" fo:padding="0.176cm" fo:border="1pt solid #000000">
        <style:background-image/>
      </style:table-cell-properties>
    </style:style>
    <style:style style:name="Tabella2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2.A2" style:family="table-cell">
      <style:table-cell-properties fo:padding="0.176cm" fo:border-left="1pt solid #000000" fo:border-right="1pt solid #000000" fo:border-top="none" fo:border-bottom="1pt solid #000000"/>
    </style:style>
    <style:style style:name="Tabella22.B2" style:family="table-cell">
      <style:table-cell-properties fo:padding="0.176cm" fo:border-left="none" fo:border-right="1pt solid #000000" fo:border-top="none" fo:border-bottom="1pt solid #000000"/>
    </style:style>
    <style:style style:name="Tabella22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2.A3" style:family="table-cell">
      <style:table-cell-properties fo:padding="0.176cm" fo:border-left="1pt solid #000000" fo:border-right="1pt solid #000000" fo:border-top="none" fo:border-bottom="1pt solid #000000"/>
    </style:style>
    <style:style style:name="Tabella22.B3" style:family="table-cell">
      <style:table-cell-properties fo:padding="0.176cm" fo:border-left="none" fo:border-right="1pt solid #000000" fo:border-top="none" fo:border-bottom="1pt solid #000000"/>
    </style:style>
    <style:style style:name="Tabella22.C3" style:family="table-cell">
      <style:table-cell-properties fo:padding="0.176cm" fo:border-left="none" fo:border-right="1pt solid #000000" fo:border-top="none" fo:border-bottom="1pt solid #000000"/>
    </style:style>
    <style:style style:name="Tabella26" style:family="table">
      <style:table-properties style:width="18.547cm" fo:margin-left="0.229cm" table:align="left"/>
    </style:style>
    <style:style style:name="Tabella26.A" style:family="table-column">
      <style:table-column-properties style:column-width="1.903cm"/>
    </style:style>
    <style:style style:name="Tabella26.B" style:family="table-column">
      <style:table-column-properties style:column-width="8.123cm"/>
    </style:style>
    <style:style style:name="Tabella26.C" style:family="table-column">
      <style:table-column-properties style:column-width="8.521cm"/>
    </style:style>
    <style:style style:name="Tabella26.A1" style:family="table-cell">
      <style:table-cell-properties fo:background-color="#c5f5e7" fo:padding="0.176cm" fo:border="1pt solid #000000">
        <style:background-image/>
      </style:table-cell-properties>
    </style:style>
    <style:style style:name="Tabella2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6.A2" style:family="table-cell">
      <style:table-cell-properties fo:padding="0.176cm" fo:border-left="1pt solid #000000" fo:border-right="1pt solid #000000" fo:border-top="none" fo:border-bottom="1pt solid #000000"/>
    </style:style>
    <style:style style:name="Tabella26.B2" style:family="table-cell">
      <style:table-cell-properties fo:padding="0.176cm" fo:border-left="none" fo:border-right="1pt solid #000000" fo:border-top="none" fo:border-bottom="1pt solid #000000"/>
    </style:style>
    <style:style style:name="Tabella26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6.A3" style:family="table-cell">
      <style:table-cell-properties fo:padding="0.176cm" fo:border-left="1pt solid #000000" fo:border-right="1pt solid #000000" fo:border-top="none" fo:border-bottom="1pt solid #000000"/>
    </style:style>
    <style:style style:name="Tabella26.B3" style:family="table-cell">
      <style:table-cell-properties fo:padding="0.176cm" fo:border-left="none" fo:border-right="1pt solid #000000" fo:border-top="none" fo:border-bottom="1pt solid #000000"/>
    </style:style>
    <style:style style:name="Tabella26.C3" style:family="table-cell">
      <style:table-cell-properties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/>
    </style:style>
    <style:style style:name="Tabella7.B2" style:family="table-cell">
      <style:table-cell-properties fo:padding="0.176cm" fo:border-left="none" fo:border-right="1pt solid #000000" fo:border-top="none" fo:border-bottom="1pt solid #000000"/>
    </style:style>
    <style:style style:name="Tabella7.C2" style:family="table-cell">
      <style:table-cell-properties fo:padding="0.176cm" fo:border-left="none" fo:border-right="1pt solid #000000" fo:border-top="none" fo:border-bottom="1pt solid #000000"/>
    </style:style>
    <style:style style:name="Tabella27" style:family="table">
      <style:table-properties style:width="18.547cm" fo:margin-left="0.229cm" table:align="left"/>
    </style:style>
    <style:style style:name="Tabella27.A" style:family="table-column">
      <style:table-column-properties style:column-width="1.903cm"/>
    </style:style>
    <style:style style:name="Tabella27.B" style:family="table-column">
      <style:table-column-properties style:column-width="8.123cm"/>
    </style:style>
    <style:style style:name="Tabella27.C" style:family="table-column">
      <style:table-column-properties style:column-width="8.521cm"/>
    </style:style>
    <style:style style:name="Tabella27.A1" style:family="table-cell">
      <style:table-cell-properties fo:background-color="#c5f5e7" fo:padding="0.176cm" fo:border="1pt solid #000000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7.A2" style:family="table-cell">
      <style:table-cell-properties fo:padding="0.176cm" fo:border-left="1pt solid #000000" fo:border-right="1pt solid #000000" fo:border-top="none" fo:border-bottom="1pt solid #000000"/>
    </style:style>
    <style:style style:name="Tabella27.B2" style:family="table-cell">
      <style:table-cell-properties fo:padding="0.176cm" fo:border-left="none" fo:border-right="1pt solid #000000" fo:border-top="none" fo:border-bottom="1pt solid #000000"/>
    </style:style>
    <style:style style:name="Tabella27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7.A3" style:family="table-cell">
      <style:table-cell-properties fo:padding="0.176cm" fo:border-left="1pt solid #000000" fo:border-right="1pt solid #000000" fo:border-top="none" fo:border-bottom="1pt solid #000000"/>
    </style:style>
    <style:style style:name="Tabella27.B3" style:family="table-cell">
      <style:table-cell-properties fo:padding="0.176cm" fo:border-left="none" fo:border-right="1pt solid #000000" fo:border-top="none" fo:border-bottom="1pt solid #000000"/>
    </style:style>
    <style:style style:name="Tabella27.C3" style:family="table-cell">
      <style:table-cell-properties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/>
    </style:style>
    <style:style style:name="Tabella8.B2" style:family="table-cell">
      <style:table-cell-properties fo:padding="0.176cm" fo:border-left="none" fo:border-right="1pt solid #000000" fo:border-top="none" fo:border-bottom="1pt solid #000000"/>
    </style:style>
    <style:style style:name="Tabella8.C2" style:family="table-cell">
      <style:table-cell-properties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/>
    </style:style>
    <style:style style:name="Tabella9.B2" style:family="table-cell">
      <style:table-cell-properties fo:padding="0.176cm" fo:border-left="none" fo:border-right="1pt solid #000000" fo:border-top="none" fo:border-bottom="1pt solid #000000"/>
    </style:style>
    <style:style style:name="Tabella9.C2" style:family="table-cell">
      <style:table-cell-properties fo:padding="0.176cm" fo:border-left="none" fo:border-right="1pt solid #000000" fo:border-top="none" fo:border-bottom="1pt solid #000000"/>
    </style:style>
    <style:style style:name="Tabella28" style:family="table">
      <style:table-properties style:width="18.547cm" fo:margin-left="0.229cm" table:align="left"/>
    </style:style>
    <style:style style:name="Tabella28.A" style:family="table-column">
      <style:table-column-properties style:column-width="1.903cm"/>
    </style:style>
    <style:style style:name="Tabella28.B" style:family="table-column">
      <style:table-column-properties style:column-width="8.123cm"/>
    </style:style>
    <style:style style:name="Tabella28.C" style:family="table-column">
      <style:table-column-properties style:column-width="8.521cm"/>
    </style:style>
    <style:style style:name="Tabella28.A1" style:family="table-cell">
      <style:table-cell-properties fo:background-color="#c5f5e7" fo:padding="0.176cm" fo:border="1pt solid #000000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8.A2" style:family="table-cell">
      <style:table-cell-properties fo:padding="0.176cm" fo:border-left="1pt solid #000000" fo:border-right="1pt solid #000000" fo:border-top="none" fo:border-bottom="1pt solid #000000"/>
    </style:style>
    <style:style style:name="Tabella28.B2" style:family="table-cell">
      <style:table-cell-properties fo:padding="0.176cm" fo:border-left="none" fo:border-right="1pt solid #000000" fo:border-top="none" fo:border-bottom="1pt solid #000000"/>
    </style:style>
    <style:style style:name="Tabella28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8.A3" style:family="table-cell">
      <style:table-cell-properties fo:padding="0.176cm" fo:border-left="1pt solid #000000" fo:border-right="1pt solid #000000" fo:border-top="none" fo:border-bottom="1pt solid #000000"/>
    </style:style>
    <style:style style:name="Tabella28.B3" style:family="table-cell">
      <style:table-cell-properties fo:padding="0.176cm" fo:border-left="none" fo:border-right="1pt solid #000000" fo:border-top="none" fo:border-bottom="1pt solid #000000"/>
    </style:style>
    <style:style style:name="Tabella28.C3" style:family="table-cell">
      <style:table-cell-properties fo:padding="0.176cm" fo:border-left="none" fo:border-right="1pt solid #000000" fo:border-top="none" fo:border-bottom="1pt solid #000000"/>
    </style:style>
    <style:style style:name="Tabella29" style:family="table">
      <style:table-properties style:width="18.547cm" fo:margin-left="0.229cm" table:align="left"/>
    </style:style>
    <style:style style:name="Tabella29.A" style:family="table-column">
      <style:table-column-properties style:column-width="1.903cm"/>
    </style:style>
    <style:style style:name="Tabella29.B" style:family="table-column">
      <style:table-column-properties style:column-width="8.123cm"/>
    </style:style>
    <style:style style:name="Tabella29.C" style:family="table-column">
      <style:table-column-properties style:column-width="8.521cm"/>
    </style:style>
    <style:style style:name="Tabella29.A1" style:family="table-cell">
      <style:table-cell-properties fo:background-color="#c5f5e7" fo:padding="0.176cm" fo:border="1pt solid #000000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9.A2" style:family="table-cell">
      <style:table-cell-properties fo:padding="0.176cm" fo:border-left="1pt solid #000000" fo:border-right="1pt solid #000000" fo:border-top="none" fo:border-bottom="1pt solid #000000"/>
    </style:style>
    <style:style style:name="Tabella29.B2" style:family="table-cell">
      <style:table-cell-properties fo:padding="0.176cm" fo:border-left="none" fo:border-right="1pt solid #000000" fo:border-top="none" fo:border-bottom="1pt solid #000000"/>
    </style:style>
    <style:style style:name="Tabella29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9.A3" style:family="table-cell">
      <style:table-cell-properties fo:padding="0.176cm" fo:border-left="1pt solid #000000" fo:border-right="1pt solid #000000" fo:border-top="none" fo:border-bottom="1pt solid #000000"/>
    </style:style>
    <style:style style:name="Tabella29.B3" style:family="table-cell">
      <style:table-cell-properties fo:padding="0.176cm" fo:border-left="none" fo:border-right="1pt solid #000000" fo:border-top="none" fo:border-bottom="1pt solid #000000"/>
    </style:style>
    <style:style style:name="Tabella29.C3" style:family="table-cell">
      <style:table-cell-properties fo:padding="0.176cm" fo:border-left="none" fo:border-right="1pt solid #000000" fo:border-top="none" fo:border-bottom="1pt solid #000000"/>
    </style:style>
    <style:style style:name="Tabella15" style:family="table">
      <style:table-properties style:width="18.547cm" fo:margin-left="0.229cm" table:align="left"/>
    </style:style>
    <style:style style:name="Tabella15.A" style:family="table-column">
      <style:table-column-properties style:column-width="1.903cm"/>
    </style:style>
    <style:style style:name="Tabella15.B" style:family="table-column">
      <style:table-column-properties style:column-width="8.123cm"/>
    </style:style>
    <style:style style:name="Tabella15.C" style:family="table-column">
      <style:table-column-properties style:column-width="8.521cm"/>
    </style:style>
    <style:style style:name="Tabella15.A1" style:family="table-cell">
      <style:table-cell-properties fo:background-color="#c5f5e7" fo:padding="0.176cm" fo:border="1pt solid #000000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/>
    </style:style>
    <style:style style:name="Tabella15.B2" style:family="table-cell">
      <style:table-cell-properties fo:padding="0.176cm" fo:border-left="none" fo:border-right="1pt solid #000000" fo:border-top="none" fo:border-bottom="1pt solid #000000"/>
    </style:style>
    <style:style style:name="Tabella15.C2" style:family="table-cell">
      <style:table-cell-properties fo:padding="0.176cm" fo:border-left="none" fo:border-right="1pt solid #000000" fo:border-top="none" fo:border-bottom="1pt solid #000000"/>
    </style:style>
    <style:style style:name="Tabella16" style:family="table">
      <style:table-properties style:width="18.547cm" fo:margin-left="0.229cm" table:align="left"/>
    </style:style>
    <style:style style:name="Tabella16.A" style:family="table-column">
      <style:table-column-properties style:column-width="1.903cm"/>
    </style:style>
    <style:style style:name="Tabella16.B" style:family="table-column">
      <style:table-column-properties style:column-width="8.123cm"/>
    </style:style>
    <style:style style:name="Tabella16.C" style:family="table-column">
      <style:table-column-properties style:column-width="8.521cm"/>
    </style:style>
    <style:style style:name="Tabella16.A1" style:family="table-cell">
      <style:table-cell-properties fo:background-color="#c5f5e7" fo:padding="0.176cm" fo:border="1pt solid #000000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/>
    </style:style>
    <style:style style:name="Tabella16.B2" style:family="table-cell">
      <style:table-cell-properties fo:padding="0.176cm" fo:border-left="none" fo:border-right="1pt solid #000000" fo:border-top="none" fo:border-bottom="1pt solid #000000"/>
    </style:style>
    <style:style style:name="Tabella16.C2" style:family="table-cell">
      <style:table-cell-properties fo:padding="0.176cm" fo:border-left="none" fo:border-right="1pt solid #000000" fo:border-top="none" fo:border-bottom="1pt solid #000000"/>
    </style:style>
    <style:style style:name="Tabella17" style:family="table">
      <style:table-properties style:width="18.547cm" fo:margin-left="0.229cm" table:align="left"/>
    </style:style>
    <style:style style:name="Tabella17.A" style:family="table-column">
      <style:table-column-properties style:column-width="1.903cm"/>
    </style:style>
    <style:style style:name="Tabella17.B" style:family="table-column">
      <style:table-column-properties style:column-width="8.123cm"/>
    </style:style>
    <style:style style:name="Tabella17.C" style:family="table-column">
      <style:table-column-properties style:column-width="8.521cm"/>
    </style:style>
    <style:style style:name="Tabella17.A1" style:family="table-cell">
      <style:table-cell-properties fo:background-color="#c5f5e7" fo:padding="0.176cm" fo:border="1pt solid #000000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/>
    </style:style>
    <style:style style:name="Tabella17.B2" style:family="table-cell">
      <style:table-cell-properties fo:padding="0.176cm" fo:border-left="none" fo:border-right="1pt solid #000000" fo:border-top="none" fo:border-bottom="1pt solid #000000"/>
    </style:style>
    <style:style style:name="Tabella17.C2" style:family="table-cell">
      <style:table-cell-properties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/>
    </style:style>
    <style:style style:name="Tabella10.B2" style:family="table-cell">
      <style:table-cell-properties fo:padding="0.176cm" fo:border-left="none" fo:border-right="1pt solid #000000" fo:border-top="none" fo:border-bottom="1pt solid #000000"/>
    </style:style>
    <style:style style:name="Tabella10.C2" style:family="table-cell">
      <style:table-cell-properties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/>
    </style:style>
    <style:style style:name="Tabella11.B2" style:family="table-cell">
      <style:table-cell-properties fo:padding="0.176cm" fo:border-left="none" fo:border-right="1pt solid #000000" fo:border-top="none" fo:border-bottom="1pt solid #000000"/>
    </style:style>
    <style:style style:name="Tabella11.C2" style:family="table-cell">
      <style:table-cell-properties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/>
    </style:style>
    <style:style style:name="Tabella12.B2" style:family="table-cell">
      <style:table-cell-properties fo:padding="0.176cm" fo:border-left="none" fo:border-right="1pt solid #000000" fo:border-top="none" fo:border-bottom="1pt solid #000000"/>
    </style:style>
    <style:style style:name="Tabella12.C2" style:family="table-cell">
      <style:table-cell-properties fo:padding="0.176cm" fo:border-left="none" fo:border-right="1pt solid #000000" fo:border-top="none" fo:border-bottom="1pt solid #000000"/>
    </style:style>
    <style:style style:name="Tabella30" style:family="table">
      <style:table-properties style:width="18.547cm" fo:margin-left="0.229cm" table:align="left"/>
    </style:style>
    <style:style style:name="Tabella30.A" style:family="table-column">
      <style:table-column-properties style:column-width="1.903cm"/>
    </style:style>
    <style:style style:name="Tabella30.B" style:family="table-column">
      <style:table-column-properties style:column-width="8.123cm"/>
    </style:style>
    <style:style style:name="Tabella30.C" style:family="table-column">
      <style:table-column-properties style:column-width="8.521cm"/>
    </style:style>
    <style:style style:name="Tabella30.A1" style:family="table-cell">
      <style:table-cell-properties fo:background-color="#c5f5e7" fo:padding="0.176cm" fo:border="1pt solid #000000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0.A2" style:family="table-cell">
      <style:table-cell-properties fo:padding="0.176cm" fo:border-left="1pt solid #000000" fo:border-right="1pt solid #000000" fo:border-top="none" fo:border-bottom="1pt solid #000000"/>
    </style:style>
    <style:style style:name="Tabella30.B2" style:family="table-cell">
      <style:table-cell-properties fo:padding="0.176cm" fo:border-left="none" fo:border-right="1pt solid #000000" fo:border-top="none" fo:border-bottom="1pt solid #000000"/>
    </style:style>
    <style:style style:name="Tabella30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0.A3" style:family="table-cell">
      <style:table-cell-properties fo:padding="0.176cm" fo:border-left="1pt solid #000000" fo:border-right="1pt solid #000000" fo:border-top="none" fo:border-bottom="1pt solid #000000"/>
    </style:style>
    <style:style style:name="Tabella30.B3" style:family="table-cell">
      <style:table-cell-properties fo:padding="0.176cm" fo:border-left="none" fo:border-right="1pt solid #000000" fo:border-top="none" fo:border-bottom="1pt solid #000000"/>
    </style:style>
    <style:style style:name="Tabella30.C3" style:family="table-cell">
      <style:table-cell-properties fo:padding="0.176cm" fo:border-left="none" fo:border-right="1pt solid #000000" fo:border-top="none" fo:border-bottom="1pt solid #000000"/>
    </style:style>
    <style:style style:name="Tabella31" style:family="table">
      <style:table-properties style:width="18.547cm" fo:margin-left="0.229cm" table:align="left"/>
    </style:style>
    <style:style style:name="Tabella31.A" style:family="table-column">
      <style:table-column-properties style:column-width="1.903cm"/>
    </style:style>
    <style:style style:name="Tabella31.B" style:family="table-column">
      <style:table-column-properties style:column-width="8.123cm"/>
    </style:style>
    <style:style style:name="Tabella31.C" style:family="table-column">
      <style:table-column-properties style:column-width="8.521cm"/>
    </style:style>
    <style:style style:name="Tabella31.A1" style:family="table-cell">
      <style:table-cell-properties fo:background-color="#c5f5e7" fo:padding="0.176cm" fo:border="1pt solid #000000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1.A2" style:family="table-cell">
      <style:table-cell-properties fo:padding="0.176cm" fo:border-left="1pt solid #000000" fo:border-right="1pt solid #000000" fo:border-top="none" fo:border-bottom="1pt solid #000000"/>
    </style:style>
    <style:style style:name="Tabella31.B2" style:family="table-cell">
      <style:table-cell-properties fo:padding="0.176cm" fo:border-left="none" fo:border-right="1pt solid #000000" fo:border-top="none" fo:border-bottom="1pt solid #000000"/>
    </style:style>
    <style:style style:name="Tabella31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1.A3" style:family="table-cell">
      <style:table-cell-properties fo:padding="0.176cm" fo:border-left="1pt solid #000000" fo:border-right="1pt solid #000000" fo:border-top="none" fo:border-bottom="1pt solid #000000"/>
    </style:style>
    <style:style style:name="Tabella31.B3" style:family="table-cell">
      <style:table-cell-properties fo:padding="0.176cm" fo:border-left="none" fo:border-right="1pt solid #000000" fo:border-top="none" fo:border-bottom="1pt solid #000000"/>
    </style:style>
    <style:style style:name="Tabella31.C3" style:family="table-cell">
      <style:table-cell-properties fo:padding="0.176cm" fo:border-left="none" fo:border-right="1pt solid #000000" fo:border-top="none" fo:border-bottom="1pt solid #000000"/>
    </style:style>
    <style:style style:name="Tabella32" style:family="table">
      <style:table-properties style:width="18.547cm" fo:margin-left="0.229cm" table:align="left"/>
    </style:style>
    <style:style style:name="Tabella32.A" style:family="table-column">
      <style:table-column-properties style:column-width="1.903cm"/>
    </style:style>
    <style:style style:name="Tabella32.B" style:family="table-column">
      <style:table-column-properties style:column-width="8.123cm"/>
    </style:style>
    <style:style style:name="Tabella32.C" style:family="table-column">
      <style:table-column-properties style:column-width="8.521cm"/>
    </style:style>
    <style:style style:name="Tabella32.A1" style:family="table-cell">
      <style:table-cell-properties fo:background-color="#c5f5e7" fo:padding="0.176cm" fo:border="1pt solid #000000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2.A2" style:family="table-cell">
      <style:table-cell-properties fo:padding="0.176cm" fo:border-left="1pt solid #000000" fo:border-right="1pt solid #000000" fo:border-top="none" fo:border-bottom="1pt solid #000000"/>
    </style:style>
    <style:style style:name="Tabella32.B2" style:family="table-cell">
      <style:table-cell-properties fo:padding="0.176cm" fo:border-left="none" fo:border-right="1pt solid #000000" fo:border-top="none" fo:border-bottom="1pt solid #000000"/>
    </style:style>
    <style:style style:name="Tabella32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2.A3" style:family="table-cell">
      <style:table-cell-properties fo:padding="0.176cm" fo:border-left="1pt solid #000000" fo:border-right="1pt solid #000000" fo:border-top="none" fo:border-bottom="1pt solid #000000"/>
    </style:style>
    <style:style style:name="Tabella32.B3" style:family="table-cell">
      <style:table-cell-properties fo:padding="0.176cm" fo:border-left="none" fo:border-right="1pt solid #000000" fo:border-top="none" fo:border-bottom="1pt solid #000000"/>
    </style:style>
    <style:style style:name="Tabella32.C3" style:family="table-cell">
      <style:table-cell-properties fo:padding="0.176cm" fo:border-left="none" fo:border-right="1pt solid #000000" fo:border-top="none" fo:border-bottom="1pt solid #000000"/>
    </style:style>
    <style:style style:name="Tabella34" style:family="table">
      <style:table-properties style:width="18.547cm" fo:margin-left="0.229cm" table:align="left"/>
    </style:style>
    <style:style style:name="Tabella34.A" style:family="table-column">
      <style:table-column-properties style:column-width="1.903cm"/>
    </style:style>
    <style:style style:name="Tabella34.B" style:family="table-column">
      <style:table-column-properties style:column-width="8.123cm"/>
    </style:style>
    <style:style style:name="Tabella34.C" style:family="table-column">
      <style:table-column-properties style:column-width="8.521cm"/>
    </style:style>
    <style:style style:name="Tabella34.A1" style:family="table-cell">
      <style:table-cell-properties fo:background-color="#c5f5e7" fo:padding="0.176cm" fo:border="1pt solid #000000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4.A2" style:family="table-cell">
      <style:table-cell-properties fo:padding="0.176cm" fo:border-left="1pt solid #000000" fo:border-right="1pt solid #000000" fo:border-top="none" fo:border-bottom="1pt solid #000000"/>
    </style:style>
    <style:style style:name="Tabella34.B2" style:family="table-cell">
      <style:table-cell-properties fo:padding="0.176cm" fo:border-left="none" fo:border-right="1pt solid #000000" fo:border-top="none" fo:border-bottom="1pt solid #000000"/>
    </style:style>
    <style:style style:name="Tabella34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4.A3" style:family="table-cell">
      <style:table-cell-properties fo:padding="0.176cm" fo:border-left="1pt solid #000000" fo:border-right="1pt solid #000000" fo:border-top="none" fo:border-bottom="1pt solid #000000"/>
    </style:style>
    <style:style style:name="Tabella34.B3" style:family="table-cell">
      <style:table-cell-properties fo:padding="0.176cm" fo:border-left="none" fo:border-right="1pt solid #000000" fo:border-top="none" fo:border-bottom="1pt solid #000000"/>
    </style:style>
    <style:style style:name="Tabella34.C3" style:family="table-cell">
      <style:table-cell-properties fo:padding="0.176cm" fo:border-left="none" fo:border-right="1pt solid #000000" fo:border-top="none" fo:border-bottom="1pt solid #000000"/>
    </style:style>
    <style:style style:name="Tabella33" style:family="table">
      <style:table-properties style:width="18.547cm" fo:margin-left="0.229cm" table:align="left"/>
    </style:style>
    <style:style style:name="Tabella33.A" style:family="table-column">
      <style:table-column-properties style:column-width="1.903cm"/>
    </style:style>
    <style:style style:name="Tabella33.B" style:family="table-column">
      <style:table-column-properties style:column-width="8.123cm"/>
    </style:style>
    <style:style style:name="Tabella33.C" style:family="table-column">
      <style:table-column-properties style:column-width="8.521cm"/>
    </style:style>
    <style:style style:name="Tabella33.A1" style:family="table-cell">
      <style:table-cell-properties fo:background-color="#c5f5e7" fo:padding="0.176cm" fo:border="1pt solid #000000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3.A2" style:family="table-cell">
      <style:table-cell-properties fo:padding="0.176cm" fo:border-left="1pt solid #000000" fo:border-right="1pt solid #000000" fo:border-top="none" fo:border-bottom="1pt solid #000000"/>
    </style:style>
    <style:style style:name="Tabella33.B2" style:family="table-cell">
      <style:table-cell-properties fo:padding="0.176cm" fo:border-left="none" fo:border-right="1pt solid #000000" fo:border-top="none" fo:border-bottom="1pt solid #000000"/>
    </style:style>
    <style:style style:name="Tabella3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3.A3" style:family="table-cell">
      <style:table-cell-properties fo:padding="0.176cm" fo:border-left="1pt solid #000000" fo:border-right="1pt solid #000000" fo:border-top="none" fo:border-bottom="1pt solid #000000"/>
    </style:style>
    <style:style style:name="Tabella33.B3" style:family="table-cell">
      <style:table-cell-properties fo:padding="0.176cm" fo:border-left="none" fo:border-right="1pt solid #000000" fo:border-top="none" fo:border-bottom="1pt solid #000000"/>
    </style:style>
    <style:style style:name="Tabella33.C3" style:family="table-cell">
      <style:table-cell-properties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  <style:text-properties style:font-name="Segoe UI"/>
    </style:style>
    <style:style style:name="P2" style:family="paragraph" style:parent-style-name="Standard">
      <style:paragraph-properties fo:text-align="start" style:justify-single-word="false"/>
      <style:text-properties style:font-name="Segoe UI" officeooo:paragraph-rsid="0013b40f"/>
    </style:style>
    <style:style style:name="P3" style:family="paragraph" style:parent-style-name="Standard">
      <style:paragraph-properties fo:text-align="start" style:justify-single-word="false"/>
      <style:text-properties style:font-name="Segoe UI" officeooo:paragraph-rsid="00167615"/>
    </style:style>
    <style:style style:name="P4" style:family="paragraph" style:parent-style-name="Standard">
      <style:paragraph-properties fo:text-align="start" style:justify-single-word="false"/>
      <style:text-properties style:font-name="Segoe UI" officeooo:paragraph-rsid="001bc385"/>
    </style:style>
    <style:style style:name="P5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6" style:family="paragraph" style:parent-style-name="Standard">
      <style:paragraph-properties fo:text-align="start" style:justify-single-word="false"/>
      <style:text-properties style:font-name="Segoe UI" fo:font-style="italic" fo:background-color="#ffffff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Segoe UI" fo:font-style="normal" fo:background-color="#ffffff" style:font-style-asian="normal" style:font-style-complex="normal"/>
    </style:style>
    <style:style style:name="P8" style:family="paragraph" style:parent-style-name="Standard">
      <style:text-properties style:font-name="Segoe UI" fo:font-size="10pt" fo:font-weight="bold" style:font-size-asian="10pt" style:font-weight-asian="bold" style:font-size-complex="10pt"/>
    </style:style>
    <style:style style:name="P9" style:family="paragraph" style:parent-style-name="Standard">
      <style:text-properties style:font-name="Segoe UI" fo:font-size="10pt" fo:font-style="italic" style:text-underline-style="none" fo:font-weight="bold" officeooo:rsid="002ccc5c" officeooo:paragraph-rsid="001c0d05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egoe UI" officeooo:rsid="001712dd" officeooo:paragraph-rsid="001712dd"/>
    </style:style>
    <style:style style:name="P11" style:family="paragraph" style:parent-style-name="Standard">
      <style:paragraph-properties fo:text-align="start" style:justify-single-word="false"/>
      <style:text-properties style:font-name="Segoe UI" officeooo:rsid="0013b40f"/>
    </style:style>
    <style:style style:name="P12" style:family="paragraph" style:parent-style-name="Standard">
      <style:paragraph-properties fo:text-align="start" style:justify-single-word="false"/>
      <style:text-properties style:font-name="Segoe UI" officeooo:rsid="0013b40f" officeooo:paragraph-rsid="0013b40f"/>
    </style:style>
    <style:style style:name="P13" style:family="paragraph" style:parent-style-name="Standard">
      <style:paragraph-properties fo:text-align="start" style:justify-single-word="false"/>
      <style:text-properties style:font-name="Segoe UI" officeooo:rsid="001bc385" officeooo:paragraph-rsid="001bc385"/>
    </style:style>
    <style:style style:name="P14" style:family="paragraph" style:parent-style-name="Standard">
      <style:paragraph-properties fo:text-align="start" style:justify-single-word="false"/>
      <style:text-properties style:font-name="Segoe UI" officeooo:rsid="001c0d05" officeooo:paragraph-rsid="001c0d05"/>
    </style:style>
    <style:style style:name="P15" style:family="paragraph" style:parent-style-name="Standard">
      <style:paragraph-properties fo:text-align="start" style:justify-single-word="false"/>
      <style:text-properties style:font-name="Segoe UI" officeooo:rsid="001c126b" officeooo:paragraph-rsid="001c126b"/>
    </style:style>
    <style:style style:name="P16" style:family="paragraph" style:parent-style-name="Standard">
      <style:paragraph-properties fo:text-align="start" style:justify-single-word="false"/>
      <style:text-properties style:font-name="Segoe UI" officeooo:rsid="001de1f0" officeooo:paragraph-rsid="001de1f0"/>
    </style:style>
    <style:style style:name="P17" style:family="paragraph" style:parent-style-name="Standard">
      <style:paragraph-properties fo:text-align="start" style:justify-single-word="false"/>
      <style:text-properties style:font-name="Segoe UI" officeooo:rsid="001de1f0" officeooo:paragraph-rsid="001f31d8"/>
    </style:style>
    <style:style style:name="P18" style:family="paragraph" style:parent-style-name="Standard">
      <style:paragraph-properties fo:text-align="start" style:justify-single-word="false"/>
      <style:text-properties style:font-name="Segoe UI" officeooo:rsid="001f31d8" officeooo:paragraph-rsid="001f31d8"/>
    </style:style>
    <style:style style:name="P19" style:family="paragraph" style:parent-style-name="Standard">
      <style:text-properties fo:color="#1e6a39"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text-properties fo:color="#1e6a39" fo:font-size="18pt" fo:font-weight="bold" officeooo:paragraph-rsid="0011f90b" style:font-size-asian="18pt" style:font-weight-asian="bold" style:font-size-complex="18pt" style:font-weight-complex="bold"/>
    </style:style>
    <style:style style:name="P21" style:family="paragraph" style:parent-style-name="Standard">
      <style:text-properties fo:color="#1e6a39" fo:font-size="18pt" fo:font-weight="bold" officeooo:paragraph-rsid="0013b40f" style:font-size-asian="18pt" style:font-weight-asian="bold" style:font-size-complex="18pt" style:font-weight-complex="bold"/>
    </style:style>
    <style:style style:name="P22" style:family="paragraph" style:parent-style-name="Standard">
      <style:text-properties fo:color="#1e6a39" fo:font-size="18pt" fo:font-weight="bold" officeooo:paragraph-rsid="00167615" style:font-size-asian="18pt" style:font-weight-asian="bold" style:font-size-complex="18pt" style:font-weight-complex="bold"/>
    </style:style>
    <style:style style:name="P23" style:family="paragraph" style:parent-style-name="Standard">
      <style:text-properties fo:color="#1e6a39" fo:font-size="18pt" fo:font-weight="bold" officeooo:paragraph-rsid="001bc385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1e6a39" fo:font-size="18pt" fo:font-weight="bold" officeooo:paragraph-rsid="001bea1c" style:font-size-asian="18pt" style:font-weight-asian="bold" style:font-size-complex="18pt" style:font-weight-complex="bold"/>
    </style:style>
    <style:style style:name="P25" style:family="paragraph" style:parent-style-name="Standard">
      <style:text-properties fo:color="#1e6a39" fo:font-size="18pt" fo:font-weight="bold" officeooo:paragraph-rsid="001c126b" style:font-size-asian="18pt" style:font-weight-asian="bold" style:font-size-complex="18pt" style:font-weight-complex="bold"/>
    </style:style>
    <style:style style:name="P26" style:family="paragraph" style:parent-style-name="Standard">
      <style:text-properties fo:color="#1e6a39" fo:font-size="18pt" fo:font-weight="bold" officeooo:paragraph-rsid="001de1f0" style:font-size-asian="18pt" style:font-weight-asian="bold" style:font-size-complex="18pt" style:font-weight-complex="bold"/>
    </style:style>
    <style:style style:name="P27" style:family="paragraph" style:parent-style-name="Standard">
      <style:text-properties fo:color="#1e6a39" fo:font-size="18pt" fo:font-weight="bold" officeooo:paragraph-rsid="001f31d8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officeooo:paragraph-rsid="00167615"/>
    </style:style>
    <style:style style:name="P30" style:family="paragraph" style:parent-style-name="Standard">
      <style:paragraph-properties fo:text-align="start" style:justify-single-word="false"/>
      <style:text-properties officeooo:paragraph-rsid="001bc385"/>
    </style:style>
    <style:style style:name="P31" style:family="paragraph" style:parent-style-name="Standard">
      <style:text-properties fo:color="#ce181e" fo:font-size="18pt" fo:font-weight="bold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ce181e" fo:font-size="18pt" fo:font-weight="bold" officeooo:paragraph-rsid="001c126b" style:font-size-asian="18pt" style:font-weight-asian="bold" style:font-size-complex="18pt" style:font-weight-complex="bold"/>
    </style:style>
    <style:style style:name="P33" style:family="paragraph" style:parent-style-name="Standard">
      <style:text-properties fo:color="#ce181e" fo:font-size="18pt" fo:font-weight="bold" officeooo:paragraph-rsid="001de1f0" style:font-size-asian="18pt" style:font-weight-asian="bold" style:font-size-complex="18pt" style:font-weight-complex="bold"/>
    </style:style>
    <style:style style:name="P34" style:family="paragraph" style:parent-style-name="Standard">
      <style:text-properties fo:color="#ce181e" fo:font-size="18pt" fo:font-weight="bold" officeooo:paragraph-rsid="001f31d8" style:font-size-asian="18pt" style:font-weight-asian="bold" style:font-size-complex="18pt" style:font-weight-complex="bold"/>
    </style:style>
    <style:style style:name="P35" style:family="paragraph" style:parent-style-name="Standard">
      <style:text-properties fo:color="#ce181e" fo:font-size="18pt" fo:font-weight="bold" officeooo:paragraph-rsid="0013b40f" style:font-size-asian="18pt" style:font-weight-asian="bold" style:font-size-complex="18pt" style:font-weight-complex="bold"/>
    </style:style>
    <style:style style:name="P36" style:family="paragraph" style:parent-style-name="Standard">
      <style:text-properties officeooo:paragraph-rsid="0006ad81"/>
    </style:style>
    <style:style style:name="P37" style:family="paragraph" style:parent-style-name="Standard">
      <style:paragraph-properties fo:line-height="100%"/>
      <style:text-properties fo:font-size="10pt" officeooo:paragraph-rsid="00073df2" style:font-size-asian="10pt" style:font-size-complex="10pt"/>
    </style:style>
    <style:style style:name="P38" style:family="paragraph" style:parent-style-name="Standard">
      <style:paragraph-properties fo:line-height="100%"/>
      <style:text-properties fo:font-size="10pt" fo:font-weight="bold" officeooo:paragraph-rsid="00073df2" style:font-size-asian="10pt" style:font-weight-asian="bold" style:font-size-complex="10pt"/>
    </style:style>
    <style:style style:name="P39" style:family="paragraph" style:parent-style-name="Standard">
      <style:text-properties officeooo:paragraph-rsid="001bc385"/>
    </style:style>
    <style:style style:name="P40" style:family="paragraph" style:parent-style-name="Standard">
      <style:text-properties officeooo:paragraph-rsid="001c0d05"/>
    </style:style>
    <style:style style:name="P41" style:family="paragraph" style:parent-style-name="Standard">
      <style:text-properties officeooo:paragraph-rsid="001de1f0"/>
    </style:style>
    <style:style style:name="P42" style:family="paragraph" style:parent-style-name="Standard">
      <style:text-properties officeooo:paragraph-rsid="001f31d8"/>
    </style:style>
    <style:style style:name="P4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4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c0d05"/>
    </style:style>
    <style:style style:name="P4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c126b"/>
    </style:style>
    <style:style style:name="P4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de1f0"/>
    </style:style>
    <style:style style:name="P4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f31d8"/>
    </style:style>
    <style:style style:name="P4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style:font-style-asian="italic" style:font-style-complex="italic"/>
    </style:style>
    <style:style style:name="P4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c0d05" style:font-style-asian="italic" style:font-style-complex="italic"/>
    </style:style>
    <style:style style:name="P5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c126b" style:font-style-asian="italic" style:font-style-complex="italic"/>
    </style:style>
    <style:style style:name="P5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de1f0" style:font-style-asian="italic" style:font-style-complex="italic"/>
    </style:style>
    <style:style style:name="P5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f31d8" style:font-style-asian="italic" style:font-style-complex="italic"/>
    </style:style>
    <style:style style:name="P5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background-color="#ffffff"/>
    </style:style>
    <style:style style:name="P5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ad22a" officeooo:paragraph-rsid="000ad22a" fo:background-color="#ffffff"/>
    </style:style>
    <style:style style:name="P5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c2d97" officeooo:paragraph-rsid="000c2d97" fo:background-color="#ffffff"/>
    </style:style>
    <style:style style:name="P5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fo:background-color="#ffffff" style:font-style-asian="normal" style:font-style-complex="normal"/>
    </style:style>
    <style:style style:name="P5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09104b" fo:background-color="#ffffff" style:font-style-asian="normal" style:font-style-complex="normal"/>
    </style:style>
    <style:style style:name="P5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c0d05" fo:background-color="#ffffff" style:font-style-asian="normal" style:font-style-complex="normal"/>
    </style:style>
    <style:style style:name="P5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de1f0" fo:background-color="#ffffff" style:font-style-asian="normal" style:font-style-complex="normal"/>
    </style:style>
    <style:style style:name="P6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f31d8" fo:background-color="#ffffff" style:font-style-asian="normal" style:font-style-complex="normal"/>
    </style:style>
    <style:style style:name="P6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13b40f" officeooo:paragraph-rsid="001bc385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09104b" officeooo:paragraph-rsid="000972c1" fo:background-color="#ffffff" style:font-style-asian="italic" style:font-style-complex="italic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c0d05" fo:background-color="#ffffff" style:font-style-asian="normal" style:font-style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c126b" fo:background-color="#ffffff" style:font-style-asian="normal" style:font-style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de1f0" fo:background-color="#ffffff" style:font-style-asian="normal" style:font-style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f31d8" fo:background-color="#ffffff" style:font-style-asian="normal" style:font-style-complex="normal"/>
    </style:style>
    <style:style style:name="P68" style:family="paragraph" style:parent-style-name="Standard">
      <style:text-properties fo:color="#1e6a39" fo:font-size="18pt" fo:font-weight="bold" style:font-size-asian="18pt" style:font-weight-asian="bold" style:font-size-complex="18pt" style:font-weight-complex="bold"/>
    </style:style>
    <style:style style:name="P69" style:family="paragraph" style:parent-style-name="Standard">
      <style:text-properties fo:color="#1e6a39" fo:font-size="18pt" fo:font-weight="bold" officeooo:paragraph-rsid="001f91ef" style:font-size-asian="18pt" style:font-weight-asian="bold" style:font-size-complex="18pt" style:font-weight-complex="bold"/>
    </style:style>
    <style:style style:name="P70" style:family="paragraph" style:parent-style-name="Standard">
      <style:text-properties fo:color="#1e6a39" fo:font-size="18pt" fo:font-weight="bold" officeooo:paragraph-rsid="001bc385" style:font-size-asian="18pt" style:font-weight-asian="bold" style:font-size-complex="18pt" style:font-weight-complex="bold"/>
    </style:style>
    <style:style style:name="P71" style:family="paragraph" style:parent-style-name="Standard">
      <style:text-properties fo:color="#1e6a39" fo:font-size="18pt" fo:font-weight="bold" officeooo:paragraph-rsid="0011f90b" style:font-size-asian="18pt" style:font-weight-asian="bold" style:font-size-complex="18pt" style:font-weight-complex="bold"/>
    </style:style>
    <style:style style:name="P72" style:family="paragraph" style:parent-style-name="Standard">
      <style:text-properties fo:color="#1e6a39" fo:font-size="18pt" fo:font-weight="bold" officeooo:paragraph-rsid="0020a5fa" style:font-size-asian="18pt" style:font-weight-asian="bold" style:font-size-complex="18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Segoe UI" officeooo:rsid="001de1f0" officeooo:paragraph-rsid="001f91ef"/>
    </style:style>
    <style:style style:name="P74" style:family="paragraph" style:parent-style-name="Standard">
      <style:paragraph-properties fo:text-align="start" style:justify-single-word="false"/>
      <style:text-properties style:font-name="Segoe UI" officeooo:rsid="001f91ef" officeooo:paragraph-rsid="001f91ef"/>
    </style:style>
    <style:style style:name="P75" style:family="paragraph" style:parent-style-name="Standard">
      <style:paragraph-properties fo:text-align="start" style:justify-single-word="false"/>
      <style:text-properties style:font-name="Segoe UI" officeooo:rsid="001f31d8" officeooo:paragraph-rsid="0020a5fa"/>
    </style:style>
    <style:style style:name="P76" style:family="paragraph" style:parent-style-name="Standard">
      <style:paragraph-properties fo:text-align="start" style:justify-single-word="false"/>
      <style:text-properties style:font-name="Segoe UI" officeooo:rsid="001f31d8" officeooo:paragraph-rsid="0021d510"/>
    </style:style>
    <style:style style:name="P77" style:family="paragraph" style:parent-style-name="Standard">
      <style:text-properties fo:color="#ce181e" fo:font-size="18pt" fo:font-weight="bold" officeooo:paragraph-rsid="001f91ef" style:font-size-asian="18pt" style:font-weight-asian="bold" style:font-size-complex="18pt" style:font-weight-complex="bold"/>
    </style:style>
    <style:style style:name="P78" style:family="paragraph" style:parent-style-name="Standard">
      <style:text-properties fo:color="#ce181e" fo:font-size="18pt" fo:font-weight="bold" officeooo:paragraph-rsid="0020a5fa" style:font-size-asian="18pt" style:font-weight-asian="bold" style:font-size-complex="18pt" style:font-weight-complex="bold"/>
    </style:style>
    <style:style style:name="P79" style:family="paragraph" style:parent-style-name="Standard">
      <style:text-properties fo:color="#ce181e" fo:font-size="18pt" fo:font-weight="bold" officeooo:paragraph-rsid="0021d510" style:font-size-asian="18pt" style:font-weight-asian="bold" style:font-size-complex="18pt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f91ef" fo:background-color="#ffffff" style:font-style-asian="normal" style:font-style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20a5fa" fo:background-color="#ffffff" style:font-style-asian="normal" style:font-style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21d510" fo:background-color="#ffffff" style:font-style-asian="normal" style:font-style-complex="normal"/>
    </style:style>
    <style:style style:name="P8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f91ef" style:font-style-asian="italic" style:font-style-complex="italic"/>
    </style:style>
    <style:style style:name="P8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20a5fa" style:font-style-asian="italic" style:font-style-complex="italic"/>
    </style:style>
    <style:style style:name="P8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21d510" style:font-style-asian="italic" style:font-style-complex="italic"/>
    </style:style>
    <style:style style:name="P8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f91ef"/>
    </style:style>
    <style:style style:name="P8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20a5fa"/>
    </style:style>
    <style:style style:name="P8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21d510"/>
    </style:style>
    <style:style style:name="P89" style:family="paragraph" style:parent-style-name="Heading" style:master-page-name="MP0">
      <style:paragraph-properties style:page-number="1" fo:break-before="page"/>
      <style:text-properties style:font-name="Fontdiner Swanky" officeooo:paragraph-rsid="000972c1" style:font-name-asian="Fontdiner Swanky" style:font-name-complex="Fontdiner Swanky"/>
    </style:style>
    <style:style style:name="P90" style:family="paragraph" style:parent-style-name="Heading_20_1">
      <style:paragraph-properties fo:margin-top="0cm" fo:margin-bottom="0cm" loext:contextual-spacing="false"/>
      <style:text-properties fo:color="#ce181e" fo:font-size="18pt" fo:font-weight="bold" style:font-size-asian="18pt" style:font-weight-asian="bold" style:font-size-complex="18pt" style:font-weight-complex="bold"/>
    </style:style>
    <style:style style:name="P91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/>
    </style:style>
    <style:style style:name="P92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c0d05"/>
    </style:style>
    <style:style style:name="P93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de1f0"/>
    </style:style>
    <style:style style:name="P94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f31d8"/>
    </style:style>
    <style:style style:name="P95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c126b"/>
    </style:style>
    <style:style style:name="P96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67615"/>
    </style:style>
    <style:style style:name="P97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bc385"/>
    </style:style>
    <style:style style:name="P98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f91ef"/>
    </style:style>
    <style:style style:name="P99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20a5fa"/>
    </style:style>
    <style:style style:name="P100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21d510"/>
    </style:style>
    <style:style style:name="P101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rsid="0009104b" officeooo:paragraph-rsid="0009104b"/>
    </style:style>
    <style:style style:name="P102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style:font-weight-asian="bold" style:font-weight-complex="bold"/>
    </style:style>
    <style:style style:name="P103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officeooo:paragraph-rsid="001bc385" style:font-weight-asian="bold" style:font-weight-complex="bold"/>
    </style:style>
    <style:style style:name="P104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officeooo:paragraph-rsid="0013b40f" style:font-weight-asian="bold" style:font-weight-complex="bold"/>
    </style:style>
    <style:style style:name="P105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c0d05"/>
    </style:style>
    <style:style style:name="P106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de1f0"/>
    </style:style>
    <style:style style:name="P107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f31d8"/>
    </style:style>
    <style:style style:name="P108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c126b"/>
    </style:style>
    <style:style style:name="P109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f91ef"/>
    </style:style>
    <style:style style:name="P110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20a5fa"/>
    </style:style>
    <style:style style:name="P111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21d510"/>
    </style:style>
    <style:style style:name="P112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/>
    </style:style>
    <style:style style:name="P113" style:family="paragraph" style:parent-style-name="Heading_20_2">
      <style:paragraph-properties fo:margin-top="0cm" fo:margin-bottom="0cm" loext:contextual-spacing="false"/>
    </style:style>
    <style:style style:name="P114" style:family="paragraph" style:parent-style-name="Heading_20_2">
      <style:paragraph-properties fo:margin-top="0cm" fo:margin-bottom="0cm" loext:contextual-spacing="false"/>
      <style:text-properties fo:font-weight="normal" style:font-weight-asian="normal"/>
    </style:style>
    <style:style style:name="P115" style:family="paragraph" style:parent-style-name="Heading_20_2">
      <style:paragraph-properties fo:margin-top="0cm" fo:margin-bottom="0cm" loext:contextual-spacing="false"/>
      <style:text-properties fo:font-weight="normal" officeooo:paragraph-rsid="001bc385" style:font-weight-asian="normal"/>
    </style:style>
    <style:style style:name="P116" style:family="paragraph" style:parent-style-name="Heading_20_2">
      <style:paragraph-properties fo:margin-top="0cm" fo:margin-bottom="0cm" loext:contextual-spacing="false"/>
      <style:text-properties fo:font-weight="normal" officeooo:paragraph-rsid="0013b40f" style:font-weight-asian="normal"/>
    </style:style>
    <style:style style:name="P117" style:family="paragraph" style:parent-style-name="Heading_20_2">
      <style:paragraph-properties fo:margin-top="0cm" fo:margin-bottom="0cm" loext:contextual-spacing="false"/>
      <style:text-properties officeooo:paragraph-rsid="001c0d05"/>
    </style:style>
    <style:style style:name="P118" style:family="paragraph" style:parent-style-name="Heading_20_2">
      <style:paragraph-properties fo:margin-top="0cm" fo:margin-bottom="0cm" loext:contextual-spacing="false"/>
      <style:text-properties officeooo:paragraph-rsid="001de1f0"/>
    </style:style>
    <style:style style:name="P119" style:family="paragraph" style:parent-style-name="Heading_20_2">
      <style:paragraph-properties fo:margin-top="0cm" fo:margin-bottom="0cm" loext:contextual-spacing="false"/>
      <style:text-properties officeooo:paragraph-rsid="001f31d8"/>
    </style:style>
    <style:style style:name="P120" style:family="paragraph" style:parent-style-name="Heading_20_2">
      <style:paragraph-properties fo:margin-top="0cm" fo:margin-bottom="0cm" loext:contextual-spacing="false"/>
      <style:text-properties officeooo:paragraph-rsid="001c126b"/>
    </style:style>
    <style:style style:name="P121" style:family="paragraph" style:parent-style-name="Heading_20_2">
      <style:paragraph-properties fo:margin-top="0cm" fo:margin-bottom="0cm" loext:contextual-spacing="false"/>
      <style:text-properties officeooo:paragraph-rsid="00167615"/>
    </style:style>
    <style:style style:name="P122" style:family="paragraph" style:parent-style-name="Heading_20_2">
      <style:paragraph-properties fo:margin-top="0cm" fo:margin-bottom="0cm" loext:contextual-spacing="false"/>
      <style:text-properties officeooo:paragraph-rsid="001bc385"/>
    </style:style>
    <style:style style:name="P123" style:family="paragraph" style:parent-style-name="Heading_20_2">
      <style:paragraph-properties fo:margin-top="0cm" fo:margin-bottom="0cm" loext:contextual-spacing="false"/>
      <style:text-properties officeooo:paragraph-rsid="001f91ef"/>
    </style:style>
    <style:style style:name="P124" style:family="paragraph" style:parent-style-name="Heading_20_2">
      <style:paragraph-properties fo:margin-top="0cm" fo:margin-bottom="0cm" loext:contextual-spacing="false"/>
      <style:text-properties officeooo:paragraph-rsid="0020a5fa"/>
    </style:style>
    <style:style style:name="P125" style:family="paragraph" style:parent-style-name="Heading_20_2">
      <style:paragraph-properties fo:margin-top="0cm" fo:margin-bottom="0cm" loext:contextual-spacing="false"/>
      <style:text-properties officeooo:paragraph-rsid="0021d510"/>
    </style:style>
    <style:style style:name="P126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27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bc385"/>
    </style:style>
    <style:style style:name="P128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c0d05"/>
    </style:style>
    <style:style style:name="P129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de1f0"/>
    </style:style>
    <style:style style:name="P130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f31d8"/>
    </style:style>
    <style:style style:name="P131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c126b"/>
    </style:style>
    <style:style style:name="P132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3b40f"/>
    </style:style>
    <style:style style:name="P133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67615"/>
    </style:style>
    <style:style style:name="P134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f91ef"/>
    </style:style>
    <style:style style:name="P135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0a5fa"/>
    </style:style>
    <style:style style:name="P136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1d510"/>
    </style:style>
    <style:style style:name="T1" style:family="text">
      <style:text-properties fo:color="#1e6a39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e6a39" fo:font-size="18pt" fo:font-weight="bold" officeooo:rsid="0011f90b" style:font-size-asian="18pt" style:font-weight-asian="bold" style:font-size-complex="18pt" style:font-weight-complex="bold"/>
    </style:style>
    <style:style style:name="T3" style:family="text">
      <style:text-properties fo:color="#1e6a39" fo:font-size="18pt" fo:font-weight="bold" officeooo:rsid="001bc385" style:font-size-asian="18pt" style:font-weight-asian="bold" style:font-size-complex="18pt" style:font-weight-complex="bold"/>
    </style:style>
    <style:style style:name="T4" style:family="text">
      <style:text-properties fo:color="#1e6a39" style:font-name="Segoe UI" fo:font-size="10pt" fo:font-style="italic" style:text-underline-style="none" fo:font-weight="normal" officeooo:rsid="002ccc5c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Segoe UI" fo:background-color="#ffffff" loext:char-shading-value="0"/>
    </style:style>
    <style:style style:name="T6" style:family="text">
      <style:text-properties style:font-name="Segoe UI" officeooo:rsid="00167615" fo:background-color="#ffffff" loext:char-shading-value="0"/>
    </style:style>
    <style:style style:name="T7" style:family="text">
      <style:text-properties style:font-name="Segoe UI" officeooo:rsid="001712dd" fo:background-color="#ffffff" loext:char-shading-value="0"/>
    </style:style>
    <style:style style:name="T8" style:family="text">
      <style:text-properties style:font-name="Segoe UI" officeooo:rsid="001bea1c" fo:background-color="#ffffff" loext:char-shading-value="0"/>
    </style:style>
    <style:style style:name="T9" style:family="text">
      <style:text-properties style:font-name="Segoe UI" fo:font-style="normal" fo:background-color="#ffffff" loext:char-shading-value="0" style:font-style-asian="normal" style:font-style-complex="normal"/>
    </style:style>
    <style:style style:name="T10" style:family="text">
      <style:text-properties style:font-name="Segoe UI" fo:font-style="normal" officeooo:rsid="001712dd" fo:background-color="#ffffff" loext:char-shading-value="0" style:font-style-asian="normal" style:font-style-complex="normal"/>
    </style:style>
    <style:style style:name="T11" style:family="text">
      <style:text-properties style:font-name="Segoe UI" fo:font-style="normal" officeooo:rsid="001aafe8" fo:background-color="#ffffff" loext:char-shading-value="0" style:font-style-asian="normal" style:font-style-complex="normal"/>
    </style:style>
    <style:style style:name="T12" style:family="text">
      <style:text-properties style:font-name="Segoe UI" fo:font-style="normal" officeooo:rsid="0021d510" fo:background-color="#ffffff" loext:char-shading-value="0" style:font-style-asian="normal" style:font-style-complex="normal"/>
    </style:style>
    <style:style style:name="T13" style:family="text">
      <style:text-properties style:font-name="Segoe UI" fo:font-size="10pt" fo:font-weight="bold" style:font-size-asian="10pt" style:font-weight-asian="bold" style:font-size-complex="10pt"/>
    </style:style>
    <style:style style:name="T14" style:family="text">
      <style:text-properties style:font-name="Segoe UI" fo:font-size="10pt" style:font-size-asian="10pt" style:font-size-complex="10pt"/>
    </style:style>
    <style:style style:name="T15" style:family="text">
      <style:text-properties style:font-name="Segoe UI" fo:font-size="10pt" officeooo:rsid="0006ad81" style:font-size-asian="10pt" style:font-size-complex="10pt"/>
    </style:style>
    <style:style style:name="T16" style:family="text">
      <style:text-properties style:font-name="Segoe UI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17" style:family="text">
      <style:text-properties officeooo:rsid="0009104b"/>
    </style:style>
    <style:style style:name="T18" style:family="text">
      <style:text-properties officeooo:rsid="000972c1"/>
    </style:style>
    <style:style style:name="T19" style:family="text">
      <style:text-properties officeooo:rsid="0009bd20"/>
    </style:style>
    <style:style style:name="T20" style:family="text">
      <style:text-properties officeooo:rsid="000c2d97"/>
    </style:style>
    <style:style style:name="T21" style:family="text">
      <style:text-properties officeooo:rsid="000d8c4b"/>
    </style:style>
    <style:style style:name="T22" style:family="text">
      <style:text-properties officeooo:rsid="0011f90b"/>
    </style:style>
    <style:style style:name="T23" style:family="text">
      <style:text-properties officeooo:rsid="00123859"/>
    </style:style>
    <style:style style:name="T24" style:family="text">
      <style:text-properties officeooo:rsid="00167615"/>
    </style:style>
    <style:style style:name="T25" style:family="text">
      <style:text-properties officeooo:rsid="001acf4e"/>
    </style:style>
    <style:style style:name="T26" style:family="text">
      <style:text-properties officeooo:rsid="001bc385"/>
    </style:style>
    <style:style style:name="T27" style:family="text">
      <style:text-properties officeooo:rsid="001bea1c"/>
    </style:style>
    <style:style style:name="T28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ce181e" fo:font-size="18pt" fo:font-weight="bold" officeooo:rsid="001c0d05" style:font-size-asian="18pt" style:font-weight-asian="bold" style:font-size-complex="18pt" style:font-weight-complex="bold"/>
    </style:style>
    <style:style style:name="T30" style:family="text">
      <style:text-properties fo:color="#ce181e" style:text-position="0% 100%" fo:font-size="18pt" fo:font-weight="bold" officeooo:rsid="001c0d05" style:font-size-asian="18pt" style:font-weight-asian="bold" style:font-size-complex="18pt" style:font-weight-complex="bold"/>
    </style:style>
    <style:style style:name="T31" style:family="text">
      <style:text-properties fo:color="#ce181e" style:text-position="0% 100%" fo:font-size="18pt" fo:font-weight="bold" officeooo:rsid="001de1f0" style:font-size-asian="18pt" style:font-weight-asian="bold" style:font-size-complex="18pt" style:font-weight-complex="bold"/>
    </style:style>
    <style:style style:name="T32" style:family="text">
      <style:text-properties officeooo:rsid="001c0d05"/>
    </style:style>
    <style:style style:name="T33" style:family="text">
      <style:text-properties style:text-position="0% 100%"/>
    </style:style>
    <style:style style:name="T34" style:family="text">
      <style:text-properties style:text-position="0% 100%" officeooo:rsid="001c0d05"/>
    </style:style>
    <style:style style:name="T35" style:family="text">
      <style:text-properties style:text-position="0% 100%" officeooo:rsid="001c126b"/>
    </style:style>
    <style:style style:name="T36" style:family="text">
      <style:text-properties style:text-position="0% 100%" officeooo:rsid="001de1f0"/>
    </style:style>
    <style:style style:name="T37" style:family="text">
      <style:text-properties style:text-position="0% 100%" officeooo:rsid="001f31d8"/>
    </style:style>
    <style:style style:name="T38" style:family="text">
      <style:text-properties style:text-position="0% 100%" officeooo:rsid="001f91ef"/>
    </style:style>
    <style:style style:name="T39" style:family="text">
      <style:text-properties style:text-position="0% 100%" officeooo:rsid="0020a5fa"/>
    </style:style>
    <style:style style:name="T40" style:family="text">
      <style:text-properties officeooo:rsid="001c126b"/>
    </style:style>
    <style:style style:name="T41" style:family="text">
      <style:text-properties officeooo:rsid="001de1f0"/>
    </style:style>
    <style:style style:name="T42" style:family="text">
      <style:text-properties officeooo:rsid="001712dd"/>
    </style:style>
    <style:style style:name="T43" style:family="text">
      <style:text-properties officeooo:rsid="001f31d8"/>
    </style:style>
    <style:style style:name="T44" style:family="text">
      <style:text-properties officeooo:rsid="001aafe8"/>
    </style:style>
    <style:style style:name="T45" style:family="text">
      <style:text-properties style:text-position="super 58%" officeooo:rsid="001c0d05"/>
    </style:style>
    <style:style style:name="T46" style:family="text">
      <style:text-properties officeooo:rsid="0020a5fa"/>
    </style:style>
    <style:style style:name="T47" style:family="text">
      <style:text-properties officeooo:rsid="0021d5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tab/>Gestire gli eventi</text:p>
      <text:p text:style-name="P38">GESTIRE GLI EVENTI</text:p>
      <text:p text:style-name="P37">Gestire eventi significa creare le schede riepilogative degli eventi in carico, assegnare a ciascun evento uno chef e richiedere il personale specificando un ruolo per ciascun membro. Si potrà dire quando l’evento è terminato, e dovrà essere possibile annullare e/o eliminare (a certe condizioni) un evento già creato. L’organizzazione prevede inoltre di approvare i menù proposti dallo chef eventualmente proponendo modifiche.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3">Nome caso d’uso</text:span></text:span><text:span text:style-name="T14">: Gestire gli eventi</text:span></text:p>
      <text:p text:style-name="P8">Livello:</text:p>
      <text:p text:style-name="Standard"><text:span text:style-name="Car._20_predefinito_20_paragrafo"><text:span text:style-name="T13">Attore primario: </text:span></text:span><text:span text:style-name="T14">Organizzatore di eventi</text:span></text:p>
      <text:p text:style-name="P8">Parti Interessate:</text:p>
      <text:p text:style-name="P36"><text:span text:style-name="Car._20_predefinito_20_paragrafo"><text:span text:style-name="T13">Pre-condizioni: </text:span></text:span><text:span text:style-name="T14">L’utente deve essersi autenticato come organizzatore dell’evento, </text:span><text:span text:style-name="T15">e deve esistere</text:span><text:span text:style-name="T16"> almeno un evento a cui lavorare.</text:span></text:p>
      <text:p text:style-name="Standard"><text:span text:style-name="Car._20_predefinito_20_paragrafo"><text:span text:style-name="T13">Garanzie di successo o post-condizioni:</text:span></text:span><text:span text:style-name="T14"> .</text:span></text:p>
      <text:h text:style-name="Heading_20_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113" text:outline-level="2"><text:bookmark text:name="_p0004dld5iri"/>#</text:h>
          </table:table-cell>
          <table:table-cell table:style-name="Tabella1.B1" office:value-type="string">
            <text:h text:style-name="P126" text:outline-level="2"><text:bookmark text:name="_p0004dld5iri1"/>Attore</text:h>
          </table:table-cell>
          <table:table-cell table:style-name="Tabella1.B1" office:value-type="string">
            <text:h text:style-name="P126" text:outline-level="2"><text:bookmark text:name="_p0004dld5iri2"/>Sistema</text:h>
          </table:table-cell>
        </table:table-row>
        <table:table-row>
          <table:table-cell table:style-name="Tabella1.A2" office:value-type="string">
            <text:h text:style-name="P91" text:outline-level="3"><text:bookmark text:name="_pa0e6zrbleih"/>1</text:h>
          </table:table-cell>
          <table:table-cell table:style-name="Tabella1.B2" office:value-type="string">
            <text:p text:style-name="P43">Opzionalmente consulta il tabellone dei turni per verificare lo stato della cucina nei giorni precedenti all’evento</text:p>
          </table:table-cell>
          <table:table-cell table:style-name="Tabella1.C2" office:value-type="string">
            <text:p text:style-name="P63">Restituisce il tabellone dei turni.</text:p>
          </table:table-cell>
        </table:table-row>
        <table:table-row>
          <table:table-cell table:style-name="Tabella1.A3" office:value-type="string">
            <text:h text:style-name="P91" text:outline-level="3"><text:bookmark text:name="_pa0e6zrbleih1"/><text:bookmark text:name="_pa0e6zrbleih2"/>2</text:h>
          </table:table-cell>
          <table:table-cell table:style-name="Tabella1.B3" office:value-type="string">
            <text:p text:style-name="P43">Opzionalmente <text:span text:style-name="T17">c</text:span>ompila <text:span text:style-name="T20">la</text:span> scheda per un evento, annotando il luogo, il numero previsto di partecipanti, <text:s/>e alcune note sulla tipologia (quanti giorni/servizi, elegante/informale, privato/aziendale)</text:p>
          </table:table-cell>
          <table:table-cell table:style-name="Tabella1.C3" office:value-type="string">
            <text:p text:style-name="P1">Restituisce la scheda compilata.</text:p>
          </table:table-cell>
        </table:table-row>
        <table:table-row>
          <table:table-cell table:style-name="Tabella1.A4" office:value-type="string">
            <text:h text:style-name="P101" text:outline-level="3">3</text:h>
          </table:table-cell>
          <table:table-cell table:style-name="Tabella1.B4" office:value-type="string">
            <text:p text:style-name="P57"><text:span text:style-name="T17">Opzionalmente aggiunge un servizio all’evento, annotando </text:span>la durata, la data <text:span text:style-name="T17">e</text:span> i<text:span text:style-name="T17">l</text:span> tipo di servizio richiesto</text:p>
          </table:table-cell>
          <table:table-cell table:style-name="Tabella1.C4" office:value-type="string">
            <text:p text:style-name="P54">Registra il servizio aggiunto.</text:p>
          </table:table-cell>
        </table:table-row>
        <table:table-row>
          <table:table-cell table:style-name="Tabella1.A5" office:value-type="string">
            <text:h text:style-name="P101" text:outline-level="3">4</text:h>
          </table:table-cell>
          <table:table-cell table:style-name="Tabella1.B5" office:value-type="string">
            <text:p text:style-name="P56"><text:span text:style-name="T19">Opzionalmente s</text:span>ceglie lo chef per l’evento</text:p>
          </table:table-cell>
          <table:table-cell table:style-name="Tabella1.C5" office:value-type="string">
            <text:p text:style-name="P55">Registra la scelta.</text:p>
          </table:table-cell>
        </table:table-row>
        <table:table-row>
          <table:table-cell table:style-name="Tabella1.A7" office:value-type="string">
            <text:h text:style-name="P101" text:outline-level="3"><text:bookmark text:name="_pa0e6zrbleih5"/>5</text:h>
          </table:table-cell>
          <table:table-cell table:style-name="Tabella1.B7" office:value-type="string">
            <text:p text:style-name="P64">Opzionalmente modifica il numero di partecipanti <text:span text:style-name="T32">attesi per l’evento</text:span></text:p>
          </table:table-cell>
          <table:table-cell table:style-name="Tabella1.C7" office:value-type="string">
            <text:p text:style-name="P53"><text:span text:style-name="T20">Registra la </text:span>modifica</text:p>
          </table:table-cell>
        </table:table-row>
        <table:table-row>
          <table:table-cell table:style-name="Tabella1.A7" office:value-type="string">
            <text:h text:style-name="P101" text:outline-level="3"/>
          </table:table-cell>
          <table:table-cell table:style-name="Tabella1.B7" office:value-type="string">
            <text:p text:style-name="P62">Se desidera ripete <text:span text:style-name="T18">da</text:span>l passo 3., altrimenti <text:span text:style-name="T18">s</text:span>e esiste almeno un servizio per l’evento <text:span text:style-name="T18">continua. In alternativa termina.</text:span></text:p>
          </table:table-cell>
          <table:table-cell table:style-name="Tabella1.C7" office:value-type="string">
            <text:p text:style-name="P53"/>
          </table:table-cell>
        </table:table-row>
        <table:table-row table:style-name="Tabella1.8">
          <table:table-cell table:style-name="Tabella1.A8" office:value-type="string">
            <text:h text:style-name="P101" text:outline-level="3">6</text:h>
          </table:table-cell>
          <table:table-cell table:style-name="Tabella1.B8" office:value-type="string">
            <text:p text:style-name="P7">Sceglie un membro del personale che sia reso disponibile per un servizio, <text:s/>opzionalmente <text:soft-page-break/>specificandone il ruolo.</text:p>
          </table:table-cell>
          <table:table-cell table:style-name="Tabella1.C8" office:value-type="string">
            <text:p text:style-name="P5"><text:s/><text:span text:style-name="T20">Registra la scelta</text:span></text:p>
          </table:table-cell>
        </table:table-row>
        <table:table-row table:style-name="Tabella1.9">
          <table:table-cell table:style-name="Tabella1.A9" office:value-type="string">
            <text:h text:style-name="P101" text:outline-level="3">7</text:h>
          </table:table-cell>
          <table:table-cell table:style-name="Tabella1.B9" office:value-type="string">
            <text:p text:style-name="P7">Opzionalmente cancella un evento</text:p>
          </table:table-cell>
          <table:table-cell table:style-name="Tabella1.C9" office:value-type="string">
            <text:p text:style-name="P5">Registra la modifica </text:p>
          </table:table-cell>
        </table:table-row>
        <table:table-row table:style-name="Tabella1.8">
          <table:table-cell table:style-name="Tabella1.A10" office:value-type="string">
            <text:h text:style-name="P91" text:outline-level="3"/>
          </table:table-cell>
          <table:table-cell table:style-name="Tabella1.B10" office:value-type="string">
            <text:p text:style-name="P6">Torna a<text:span text:style-name="T25">i</text:span> pass<text:span text:style-name="T25">i 3. o</text:span> <text:span text:style-name="T21">6. </text:span>se vuole ulteriori modifche</text:p>
          </table:table-cell>
          <table:table-cell table:style-name="Tabella1.C10" office:value-type="string">
            <text:p text:style-name="P5"/>
          </table:table-cell>
        </table:table-row>
      </table:table>
      <text:p text:style-name="Standard"/>
      <text:h text:style-name="P90" text:outline-level="1"><text:span text:style-name="Car._20_predefinito_20_paragrafo"/></text:h>
      <text:p text:style-name="P9"><text:span text:style-name="Car._20_predefinito_20_paragrafo"><text:span text:style-name="T4"/></text:span></text:p>
      <text:p text:style-name="P39"><text:span text:style-name="Car._20_predefinito_20_paragrafo"><text:span text:style-name="T1"/></text:span></text:p>
      <text:p text:style-name="P39"><text:span text:style-name="Car._20_predefinito_20_paragrafo"><text:span text:style-name="T1">Estensione </text:span></text:span><text:span text:style-name="Car._20_predefinito_20_paragrafo"><text:span text:style-name="T3">2</text:span></text:span><text:span text:style-name="Car._20_predefinito_20_paragrafo"><text:span text:style-name="T1">a</text:span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115" text:outline-level="2">#</text:h>
          </table:table-cell>
          <table:table-cell table:style-name="Tabella5.B1" office:value-type="string">
            <text:h text:style-name="P127" text:outline-level="2">Attore</text:h>
          </table:table-cell>
          <table:table-cell table:style-name="Tabella5.B1" office:value-type="string">
            <text:h text:style-name="P127" text:outline-level="2">Sistema</text:h>
          </table:table-cell>
        </table:table-row>
        <table:table-row>
          <table:table-cell table:style-name="Tabella5.A2" office:value-type="string">
            <text:h text:style-name="P103" text:outline-level="3"><text:span text:style-name="T26">2</text:span>a.1</text:h>
          </table:table-cell>
          <table:table-cell table:style-name="Tabella5.B2" office:value-type="string">
            <text:p text:style-name="P61"><text:span text:style-name="T26">C</text:span>ompila <text:span text:style-name="T20">la</text:span> scheda per un evento <text:span text:style-name="T26">ricorrente</text:span>, annotando il luogo, il numero previsto di partecipanti, <text:s/>e alcune note sulla tipologia (quanti giorni/servizi, elegante/informale, privato/aziendale). <text:span text:style-name="T26">Inoltre specifica la data di inizio, il tipo di ricorrenza (settimanale, mensile o annuale), ed una tra la data di fine oppure il numero di ripetizioni</text:span></text:p>
          </table:table-cell>
          <table:table-cell table:style-name="Tabella5.C2" office:value-type="string">
            <text:p text:style-name="P13">Restituisce la scheda compilata</text:p>
          </table:table-cell>
        </table:table-row>
      </table:table>
      <text:p text:style-name="P39"><text:span text:style-name="Car._20_predefinito_20_paragrafo"><text:span text:style-name="T1"/></text:span></text:p>
      <text:p text:style-name="P39"><text:span text:style-name="Car._20_predefinito_20_paragrafo"><text:span text:style-name="T1"/></text:span></text:p>
      <text:p text:style-name="P39"><text:span text:style-name="Car._20_predefinito_20_paragrafo"><text:span text:style-name="T1">Estensione </text:span></text:span><text:span text:style-name="Car._20_predefinito_20_paragrafo"><text:span text:style-name="T3">2b</text:span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115" text:outline-level="2">#</text:h>
          </table:table-cell>
          <table:table-cell table:style-name="Tabella4.B1" office:value-type="string">
            <text:h text:style-name="P127" text:outline-level="2">Attore</text:h>
          </table:table-cell>
          <table:table-cell table:style-name="Tabella4.B1" office:value-type="string">
            <text:h text:style-name="P127" text:outline-level="2">Sistema</text:h>
          </table:table-cell>
        </table:table-row>
        <table:table-row>
          <table:table-cell table:style-name="Tabella4.A2" office:value-type="string">
            <text:h text:style-name="P103" text:outline-level="3"><text:span text:style-name="T26">2b</text:span>.1</text:h>
          </table:table-cell>
          <table:table-cell table:style-name="Tabella4.B2" office:value-type="string">
            <text:p text:style-name="P13">Sceglie un evento tra quelli esistenti perché venga modificato</text:p>
          </table:table-cell>
          <table:table-cell table:style-name="Tabella4.C2" office:value-type="string">
            <text:p text:style-name="P13">Restituisce l’evento scelto</text:p>
          </table:table-cell>
        </table:table-row>
      </table:table>
      <text:p text:style-name="P39"><text:span text:style-name="Car._20_predefinito_20_paragrafo"><text:span text:style-name="T1"/></text:span></text:p>
      <text:p text:style-name="P40"><text:span text:style-name="Car._20_predefinito_20_paragrafo"><text:span text:style-name="T28">Eccezione </text:span></text:span><text:span text:style-name="Car._20_predefinito_20_paragrafo"><text:span text:style-name="T29">3.</text:span></text:span><text:span text:style-name="Car._20_predefinito_20_paragrafo"><text:span text:style-name="T30">1a</text:span></text:span></text:p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h text:style-name="P117" text:outline-level="2">#</text:h>
          </table:table-cell>
          <table:table-cell table:style-name="Tabella20.B1" office:value-type="string">
            <text:h text:style-name="P128" text:outline-level="2">Attore</text:h>
          </table:table-cell>
          <table:table-cell table:style-name="Tabella20.B1" office:value-type="string">
            <text:h text:style-name="P128" text:outline-level="2">Sistema</text:h>
          </table:table-cell>
        </table:table-row>
        <table:table-row>
          <table:table-cell table:style-name="Tabella20.A2" office:value-type="string">
            <text:h text:style-name="P105" text:outline-level="3">3.<text:span text:style-name="T33">1a</text:span>.1</text:h>
          </table:table-cell>
          <table:table-cell table:style-name="Tabella20.B2" office:value-type="string">
            <text:p text:style-name="P58"><text:span text:style-name="T17">Opzionalmente aggiunge un servizio all’evento, annotando </text:span>la durata, la data, i<text:span text:style-name="T17">l</text:span> tipo di servizio richiesto <text:span text:style-name="T32">ed il numero di partecipanti</text:span></text:p>
          </table:table-cell>
          <table:table-cell table:style-name="Tabella20.C2" office:value-type="string">
            <text:p text:style-name="P14">Il numero di partecipanti specificato per il servizio supera quello atteso dall’evento</text:p>
          </table:table-cell>
        </table:table-row>
        <table:table-row>
          <table:table-cell table:style-name="Tabella20.A3" office:value-type="string">
            <text:h text:style-name="P92" text:outline-level="3"/>
          </table:table-cell>
          <table:table-cell table:style-name="Tabella20.B3" office:value-type="string">
            <text:p text:style-name="P49">Termina il caso d’uso</text:p>
          </table:table-cell>
          <table:table-cell table:style-name="Tabella20.C3" office:value-type="string">
            <text:p text:style-name="P44"/>
          </table:table-cell>
        </table:table-row>
      </table:table>
      <text:p text:style-name="P40"><text:span text:style-name="Car._20_predefinito_20_paragrafo"><text:span text:style-name="T1"/></text:span></text:p>
      <text:p text:style-name="P39"><text:span text:style-name="Car._20_predefinito_20_paragrafo"><text:span text:style-name="T1"/></text:span></text:p>
      <text:p text:style-name="P41"><text:soft-page-break/><text:span text:style-name="Car._20_predefinito_20_paragrafo"><text:span text:style-name="T28">Eccezione </text:span></text:span><text:span text:style-name="Car._20_predefinito_20_paragrafo"><text:span text:style-name="T29">3.</text:span></text:span><text:span text:style-name="Car._20_predefinito_20_paragrafo"><text:span text:style-name="T30">1</text:span></text:span><text:span text:style-name="Car._20_predefinito_20_paragrafo"><text:span text:style-name="T31">b</text:span></text:span></text:p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h text:style-name="P118" text:outline-level="2">#</text:h>
          </table:table-cell>
          <table:table-cell table:style-name="Tabella23.B1" office:value-type="string">
            <text:h text:style-name="P129" text:outline-level="2">Attore</text:h>
          </table:table-cell>
          <table:table-cell table:style-name="Tabella23.B1" office:value-type="string">
            <text:h text:style-name="P129" text:outline-level="2">Sistema</text:h>
          </table:table-cell>
        </table:table-row>
        <table:table-row>
          <table:table-cell table:style-name="Tabella23.A2" office:value-type="string">
            <text:h text:style-name="P106" text:outline-level="3">3.<text:span text:style-name="T33">1</text:span><text:span text:style-name="T36">b</text:span>.1</text:h>
          </table:table-cell>
          <table:table-cell table:style-name="Tabella23.B2" office:value-type="string">
            <text:p text:style-name="P59"><text:span text:style-name="T17">Opzionalmente aggiunge un servizio all’evento, annotando </text:span>la durata, la data, i<text:span text:style-name="T17">l</text:span> tipo di servizio richiesto <text:span text:style-name="T32">ed il numero di partecipanti</text:span></text:p>
          </table:table-cell>
          <table:table-cell table:style-name="Tabella23.C2" office:value-type="string">
            <text:p text:style-name="P16">L’evento è terminato</text:p>
          </table:table-cell>
        </table:table-row>
        <table:table-row>
          <table:table-cell table:style-name="Tabella23.A3" office:value-type="string">
            <text:h text:style-name="P93" text:outline-level="3"/>
          </table:table-cell>
          <table:table-cell table:style-name="Tabella23.B3" office:value-type="string">
            <text:p text:style-name="P51">Termina il caso d’uso</text:p>
          </table:table-cell>
          <table:table-cell table:style-name="Tabella23.C3" office:value-type="string">
            <text:p text:style-name="P46"/>
          </table:table-cell>
        </table:table-row>
      </table:table>
      <text:p text:style-name="P33"><text:span text:style-name="Car._20_predefinito_20_paragrafo"><text:span text:style-name="T28"/></text:span></text:p>
      <text:p text:style-name="P33"><text:span text:style-name="Car._20_predefinito_20_paragrafo">Eccezione </text:span><text:span text:style-name="Car._20_predefinito_20_paragrafo"><text:span text:style-name="T41">4.</text:span></text:span><text:span text:style-name="Car._20_predefinito_20_paragrafo"><text:span text:style-name="T34">1</text:span></text:span><text:span text:style-name="Car._20_predefinito_20_paragrafo"><text:span text:style-name="T36">a</text:span></text:span></text:p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h text:style-name="P118" text:outline-level="2">#</text:h>
          </table:table-cell>
          <table:table-cell table:style-name="Tabella24.B1" office:value-type="string">
            <text:h text:style-name="P129" text:outline-level="2">Attore</text:h>
          </table:table-cell>
          <table:table-cell table:style-name="Tabella24.B1" office:value-type="string">
            <text:h text:style-name="P129" text:outline-level="2">Sistema</text:h>
          </table:table-cell>
        </table:table-row>
        <table:table-row>
          <table:table-cell table:style-name="Tabella24.A2" office:value-type="string">
            <text:h text:style-name="P106" text:outline-level="3"><text:span text:style-name="T43">4</text:span>.<text:span text:style-name="T33">1</text:span><text:span text:style-name="T36">a</text:span>.1</text:h>
          </table:table-cell>
          <table:table-cell table:style-name="Tabella24.B2" office:value-type="string">
            <text:p text:style-name="P59"><text:span text:style-name="T19">Opzionalmente s</text:span>ceglie lo chef per l’evento</text:p>
          </table:table-cell>
          <table:table-cell table:style-name="Tabella24.C2" office:value-type="string">
            <text:p text:style-name="P16">L’evento è terminato</text:p>
          </table:table-cell>
        </table:table-row>
        <table:table-row>
          <table:table-cell table:style-name="Tabella24.A3" office:value-type="string">
            <text:h text:style-name="P93" text:outline-level="3"/>
          </table:table-cell>
          <table:table-cell table:style-name="Tabella24.B3" office:value-type="string">
            <text:p text:style-name="P51">Termina il caso d’uso</text:p>
          </table:table-cell>
          <table:table-cell table:style-name="Tabella24.C3" office:value-type="string">
            <text:p text:style-name="P46"/>
          </table:table-cell>
        </table:table-row>
      </table:table>
      <text:p text:style-name="P33"><text:span text:style-name="Car._20_predefinito_20_paragrafo"><text:span text:style-name="T28"/></text:span></text:p>
      <text:p text:style-name="P33"><text:span text:style-name="Car._20_predefinito_20_paragrafo"><text:span text:style-name="T28">Eccezione </text:span></text:span><text:span text:style-name="Car._20_predefinito_20_paragrafo"><text:span text:style-name="T32">5</text:span></text:span><text:span text:style-name="Car._20_predefinito_20_paragrafo"><text:span text:style-name="T29">.</text:span></text:span><text:span text:style-name="Car._20_predefinito_20_paragrafo"><text:span text:style-name="T30">1a</text:span></text:span></text:p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h text:style-name="P117" text:outline-level="2">#</text:h>
          </table:table-cell>
          <table:table-cell table:style-name="Tabella19.B1" office:value-type="string">
            <text:h text:style-name="P128" text:outline-level="2">Attore</text:h>
          </table:table-cell>
          <table:table-cell table:style-name="Tabella19.B1" office:value-type="string">
            <text:h text:style-name="P128" text:outline-level="2">Sistema</text:h>
          </table:table-cell>
        </table:table-row>
        <table:table-row>
          <table:table-cell table:style-name="Tabella19.A2" office:value-type="string">
            <text:h text:style-name="P105" text:outline-level="3">5.<text:span text:style-name="T33">1a</text:span>.1</text:h>
          </table:table-cell>
          <table:table-cell table:style-name="Tabella19.B2" office:value-type="string">
            <text:p text:style-name="P64">Opzionalmente modifica il numero di partecipanti <text:span text:style-name="T32">attesi per l’evento</text:span></text:p>
          </table:table-cell>
          <table:table-cell table:style-name="Tabella19.C2" office:value-type="string">
            <text:p text:style-name="P14">Il nuovo numero è maggiore del numero di partecipanti ad almeno uno dei servizi dell’evento</text:p>
          </table:table-cell>
        </table:table-row>
        <table:table-row>
          <table:table-cell table:style-name="Tabella19.A3" office:value-type="string">
            <text:h text:style-name="P92" text:outline-level="3"/>
          </table:table-cell>
          <table:table-cell table:style-name="Tabella19.B3" office:value-type="string">
            <text:p text:style-name="P49">Termina il caso d’uso</text:p>
          </table:table-cell>
          <table:table-cell table:style-name="Tabella19.C3" office:value-type="string">
            <text:p text:style-name="P44"/>
          </table:table-cell>
        </table:table-row>
      </table:table>
      <text:p text:style-name="P40"><text:span text:style-name="Car._20_predefinito_20_paragrafo"><text:span text:style-name="T1"/></text:span></text:p>
      <text:p text:style-name="P34"><text:span text:style-name="Car._20_predefinito_20_paragrafo"><text:span text:style-name="T28">Eccezione </text:span></text:span><text:span text:style-name="Car._20_predefinito_20_paragrafo"><text:span text:style-name="T29">5.</text:span></text:span><text:span text:style-name="Car._20_predefinito_20_paragrafo"><text:span text:style-name="T30">1</text:span></text:span><text:span text:style-name="Car._20_predefinito_20_paragrafo"><text:span text:style-name="T37">b</text:span></text:span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h text:style-name="P119" text:outline-level="2">#</text:h>
          </table:table-cell>
          <table:table-cell table:style-name="Tabella25.B1" office:value-type="string">
            <text:h text:style-name="P130" text:outline-level="2">Attore</text:h>
          </table:table-cell>
          <table:table-cell table:style-name="Tabella25.B1" office:value-type="string">
            <text:h text:style-name="P130" text:outline-level="2">Sistema</text:h>
          </table:table-cell>
        </table:table-row>
        <table:table-row>
          <table:table-cell table:style-name="Tabella25.A2" office:value-type="string">
            <text:h text:style-name="P107" text:outline-level="3"><text:span text:style-name="T43">5</text:span>.<text:span text:style-name="T33">1</text:span><text:span text:style-name="T37">b</text:span>.1</text:h>
          </table:table-cell>
          <table:table-cell table:style-name="Tabella25.B2" office:value-type="string">
            <text:p text:style-name="P60"><text:span text:style-name="T19">Opzionalmente s</text:span>ceglie lo chef per l’evento</text:p>
          </table:table-cell>
          <table:table-cell table:style-name="Tabella25.C2" office:value-type="string">
            <text:p text:style-name="P17">L’evento è terminato</text:p>
          </table:table-cell>
        </table:table-row>
        <table:table-row>
          <table:table-cell table:style-name="Tabella25.A3" office:value-type="string">
            <text:h text:style-name="P94" text:outline-level="3"/>
          </table:table-cell>
          <table:table-cell table:style-name="Tabella25.B3" office:value-type="string">
            <text:p text:style-name="P52">Termina il caso d’uso</text:p>
          </table:table-cell>
          <table:table-cell table:style-name="Tabella25.C3" office:value-type="string">
            <text:p text:style-name="P47"/>
          </table:table-cell>
        </table:table-row>
      </table:table>
      <text:p text:style-name="P42"><text:span text:style-name="Car._20_predefinito_20_paragrafo"><text:span text:style-name="T1"/></text:span></text:p>
      <text:p text:style-name="Standard"><text:span text:style-name="Car._20_predefinito_20_paragrafo"><text:span text:style-name="T1">Estensione </text:span></text:span><text:span text:style-name="Car._20_predefinito_20_paragrafo"><text:span text:style-name="T2">5</text:span></text:span><text:span text:style-name="Car._20_predefinito_20_paragrafo"><text:span text:style-name="T1">a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114" text:outline-level="2">#</text:h>
          </table:table-cell>
          <table:table-cell table:style-name="Tabella2.B1" office:value-type="string">
            <text:h text:style-name="P126" text:outline-level="2">Attore</text:h>
          </table:table-cell>
          <table:table-cell table:style-name="Tabella2.B1" office:value-type="string">
            <text:h text:style-name="P126" text:outline-level="2">Sistema</text:h>
          </table:table-cell>
        </table:table-row>
        <table:table-row>
          <table:table-cell table:style-name="Tabella2.A2" office:value-type="string">
            <text:h text:style-name="P102" text:outline-level="3"><text:span text:style-name="T22">5</text:span>a.1</text:h>
          </table:table-cell>
          <table:table-cell table:style-name="Tabella2.B2" office:value-type="string">
            <text:p text:style-name="P11">Propone un piatto da aggiungere ad un menù dell’evento</text:p>
          </table:table-cell>
          <table:table-cell table:style-name="Tabella2.C2" office:value-type="string">
            <text:p text:style-name="P1">Registra <text:span text:style-name="T23">la</text:span> proposta</text:p>
          </table:table-cell>
        </table:table-row>
      </table:table>
      <text:p text:style-name="P19"/>
      <text:p text:style-name="P32"><text:soft-page-break/><text:span text:style-name="Car._20_predefinito_20_paragrafo">Eccezione </text:span><text:span text:style-name="Car._20_predefinito_20_paragrafo"><text:span text:style-name="T34">5a.</text:span></text:span><text:span text:style-name="Car._20_predefinito_20_paragrafo"><text:span text:style-name="T39">1a</text:span></text:span></text:p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>
          <table:table-cell table:style-name="Tabella18.A1" office:value-type="string">
            <text:h text:style-name="P120" text:outline-level="2">#</text:h>
          </table:table-cell>
          <table:table-cell table:style-name="Tabella18.B1" office:value-type="string">
            <text:h text:style-name="P131" text:outline-level="2">Attore</text:h>
          </table:table-cell>
          <table:table-cell table:style-name="Tabella18.B1" office:value-type="string">
            <text:h text:style-name="P131" text:outline-level="2">Sistema</text:h>
          </table:table-cell>
        </table:table-row>
        <table:table-row>
          <table:table-cell table:style-name="Tabella18.A2" office:value-type="string">
            <text:h text:style-name="P108" text:outline-level="3">5<text:span text:style-name="T33">a</text:span>.1<text:span text:style-name="T46">a.1</text:span></text:h>
          </table:table-cell>
          <table:table-cell table:style-name="Tabella18.B2" office:value-type="string">
            <text:p text:style-name="P65">Propone un piatto da aggiungere ad un menù dell’evento</text:p>
          </table:table-cell>
          <table:table-cell table:style-name="Tabella18.C2" office:value-type="string">
            <text:p text:style-name="P15">I lavori per l’evento sono già iniziati</text:p>
          </table:table-cell>
        </table:table-row>
        <table:table-row>
          <table:table-cell table:style-name="Tabella18.A3" office:value-type="string">
            <text:h text:style-name="P95" text:outline-level="3"/>
          </table:table-cell>
          <table:table-cell table:style-name="Tabella18.B3" office:value-type="string">
            <text:p text:style-name="P50">Termina il caso d’uso</text:p>
          </table:table-cell>
          <table:table-cell table:style-name="Tabella18.C3" office:value-type="string">
            <text:p text:style-name="P45"/>
          </table:table-cell>
        </table:table-row>
      </table:table>
      <text:p text:style-name="P25"><text:span text:style-name="Car._20_predefinito_20_paragrafo"/></text:p>
      <text:p text:style-name="P21"><text:span text:style-name="Car._20_predefinito_20_paragrafo">Estensione </text:span><text:span text:style-name="Car._20_predefinito_20_paragrafo"><text:span text:style-name="T22">5b</text:span>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116" text:outline-level="2">#</text:h>
          </table:table-cell>
          <table:table-cell table:style-name="Tabella14.B1" office:value-type="string">
            <text:h text:style-name="P132" text:outline-level="2">Attore</text:h>
          </table:table-cell>
          <table:table-cell table:style-name="Tabella14.B1" office:value-type="string">
            <text:h text:style-name="P132" text:outline-level="2">Sistema</text:h>
          </table:table-cell>
        </table:table-row>
        <table:table-row>
          <table:table-cell table:style-name="Tabella14.A2" office:value-type="string">
            <text:h text:style-name="P104" text:outline-level="3"><text:span text:style-name="T22">5b</text:span>.1</text:h>
          </table:table-cell>
          <table:table-cell table:style-name="Tabella14.B2" office:value-type="string">
            <text:p text:style-name="P12">Propone un piatto da rimuovere ad un menù dell’evento</text:p>
          </table:table-cell>
          <table:table-cell table:style-name="Tabella14.C2" office:value-type="string">
            <text:p text:style-name="P2">Registra <text:span text:style-name="T23">la</text:span> proposta</text:p>
          </table:table-cell>
        </table:table-row>
      </table:table>
      <text:p text:style-name="P35"><text:span text:style-name="Car._20_predefinito_20_paragrafo"/></text:p>
      <text:p text:style-name="P32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5">b</text:span></text:span><text:span text:style-name="Car._20_predefinito_20_paragrafo"><text:span text:style-name="T32">.1a</text:span></text:span></text:p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h text:style-name="P120" text:outline-level="2">#</text:h>
          </table:table-cell>
          <table:table-cell table:style-name="Tabella21.B1" office:value-type="string">
            <text:h text:style-name="P131" text:outline-level="2">Attore</text:h>
          </table:table-cell>
          <table:table-cell table:style-name="Tabella21.B1" office:value-type="string">
            <text:h text:style-name="P131" text:outline-level="2">Sistema</text:h>
          </table:table-cell>
        </table:table-row>
        <table:table-row>
          <table:table-cell table:style-name="Tabella21.A2" office:value-type="string">
            <text:h text:style-name="P108" text:outline-level="3">5<text:span text:style-name="T40">b</text:span>.1<text:span text:style-name="T40">a.1</text:span></text:h>
          </table:table-cell>
          <table:table-cell table:style-name="Tabella21.B2" office:value-type="string">
            <text:p text:style-name="P65">Propone un piatto da rimuovere ad un menù dell’evento</text:p>
          </table:table-cell>
          <table:table-cell table:style-name="Tabella21.C2" office:value-type="string">
            <text:p text:style-name="P15">I lavori per l’evento sono già iniziati</text:p>
          </table:table-cell>
        </table:table-row>
        <table:table-row>
          <table:table-cell table:style-name="Tabella21.A3" office:value-type="string">
            <text:h text:style-name="P95" text:outline-level="3"/>
          </table:table-cell>
          <table:table-cell table:style-name="Tabella21.B3" office:value-type="string">
            <text:p text:style-name="P50">Termina il caso d’uso</text:p>
          </table:table-cell>
          <table:table-cell table:style-name="Tabella21.C3" office:value-type="string">
            <text:p text:style-name="P45"/>
          </table:table-cell>
        </table:table-row>
      </table:table>
      <text:p text:style-name="P32"><text:span text:style-name="Car._20_predefinito_20_paragrafo"/></text:p>
      <text:p text:style-name="P19">Estensione <text:span text:style-name="T22">5c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113" text:outline-level="2">#</text:h>
          </table:table-cell>
          <table:table-cell table:style-name="Tabella3.B1" office:value-type="string">
            <text:h text:style-name="P126" text:outline-level="2">Attore</text:h>
          </table:table-cell>
          <table:table-cell table:style-name="Tabella3.B1" office:value-type="string">
            <text:h text:style-name="P126" text:outline-level="2">Sistema</text:h>
          </table:table-cell>
        </table:table-row>
        <table:table-row>
          <table:table-cell table:style-name="Tabella3.A2" office:value-type="string">
            <text:h text:style-name="P91" text:outline-level="3"><text:span text:style-name="T22">5c</text:span>.1</text:h>
          </table:table-cell>
          <table:table-cell table:style-name="Tabella3.B2" office:value-type="string">
            <text:p text:style-name="P28"><text:span text:style-name="Car._20_predefinito_20_paragrafo"><text:span text:style-name="T5"><text:s/></text:span></text:span><text:span text:style-name="Car._20_predefinito_20_paragrafo"><text:span text:style-name="T6">A</text:span></text:span><text:span text:style-name="Car._20_predefinito_20_paragrafo"><text:span text:style-name="T5">pprova i menu dello chef</text:span></text:span></text:p>
          </table:table-cell>
          <table:table-cell table:style-name="Tabella3.C2" office:value-type="string">
            <text:p text:style-name="P1">Registra la modifica</text:p>
          </table:table-cell>
        </table:table-row>
      </table:table>
      <text:p text:style-name="P19"/>
      <text:p text:style-name="P19">Estensione <text:span text:style-name="T22">5d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113" text:outline-level="2">#</text:h>
          </table:table-cell>
          <table:table-cell table:style-name="Tabella6.B1" office:value-type="string">
            <text:h text:style-name="P126" text:outline-level="2">Attore</text:h>
          </table:table-cell>
          <table:table-cell table:style-name="Tabella6.B1" office:value-type="string">
            <text:h text:style-name="P126" text:outline-level="2">Sistema</text:h>
          </table:table-cell>
        </table:table-row>
        <table:table-row>
          <table:table-cell table:style-name="Tabella6.A2" office:value-type="string">
            <text:h text:style-name="P91" text:outline-level="3"><text:span text:style-name="T22">5d</text:span>.1</text:h>
          </table:table-cell>
          <table:table-cell table:style-name="Tabella6.B2" office:value-type="string">
            <text:p text:style-name="P28"><text:span text:style-name="Car._20_predefinito_20_paragrafo"><text:span text:style-name="T6">M</text:span></text:span><text:span text:style-name="Car._20_predefinito_20_paragrafo"><text:span text:style-name="T5">odifica un servizio, </text:span></text:span><text:span text:style-name="Car._20_predefinito_20_paragrafo"><text:span text:style-name="T7">opzionalmente specificandone il tipo, la data o il numero di partecipanti</text:span></text:span></text:p>
          </table:table-cell>
          <table:table-cell table:style-name="Tabella6.C2" office:value-type="string">
            <text:p text:style-name="P1">Registra la modifica</text:p>
          </table:table-cell>
        </table:table-row>
      </table:table>
      <text:p text:style-name="P19"/>
      <text:p text:style-name="P33"><text:span text:style-name="Car._20_predefinito_20_paragrafo"/></text:p>
      <text:p text:style-name="P33"><text:span text:style-name="Car._20_predefinito_20_paragrafo"/></text:p>
      <text:p text:style-name="P33"><text:span text:style-name="Car._20_predefinito_20_paragrafo"/></text:p>
      <text:p text:style-name="P33"><text:span text:style-name="Car._20_predefinito_20_paragrafo"/></text:p>
      <text:p text:style-name="P33"><text:span text:style-name="Car._20_predefinito_20_paragrafo"/></text:p>
      <text:p text:style-name="P33"><text:soft-page-break/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6">d</text:span></text:span><text:span text:style-name="Car._20_predefinito_20_paragrafo"><text:span text:style-name="T32">.1a</text:span></text:span></text:p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>
          <table:table-cell table:style-name="Tabella22.A1" office:value-type="string">
            <text:h text:style-name="P118" text:outline-level="2">#</text:h>
          </table:table-cell>
          <table:table-cell table:style-name="Tabella22.B1" office:value-type="string">
            <text:h text:style-name="P129" text:outline-level="2">Attore</text:h>
          </table:table-cell>
          <table:table-cell table:style-name="Tabella22.B1" office:value-type="string">
            <text:h text:style-name="P129" text:outline-level="2">Sistema</text:h>
          </table:table-cell>
        </table:table-row>
        <table:table-row>
          <table:table-cell table:style-name="Tabella22.A2" office:value-type="string">
            <text:h text:style-name="P106" text:outline-level="3">5<text:span text:style-name="T41">d</text:span>.1<text:span text:style-name="T40">a.1</text:span></text:h>
          </table:table-cell>
          <table:table-cell table:style-name="Tabella22.B2" office:value-type="string">
            <text:p text:style-name="P66"><text:span text:style-name="Car._20_predefinito_20_paragrafo"><text:span text:style-name="T24">M</text:span></text:span><text:span text:style-name="Car._20_predefinito_20_paragrafo">odifica un servizio, </text:span><text:span text:style-name="Car._20_predefinito_20_paragrafo"><text:span text:style-name="T42">opzionalmente specificandone il tipo, la data o il numero di partecipanti</text:span></text:span></text:p>
          </table:table-cell>
          <table:table-cell table:style-name="Tabella22.C2" office:value-type="string">
            <text:p text:style-name="P16">Il numero di partecipanti specificato supera quello di partecipanti attesi dall’evento</text:p>
          </table:table-cell>
        </table:table-row>
        <table:table-row>
          <table:table-cell table:style-name="Tabella22.A3" office:value-type="string">
            <text:h text:style-name="P93" text:outline-level="3"/>
          </table:table-cell>
          <table:table-cell table:style-name="Tabella22.B3" office:value-type="string">
            <text:p text:style-name="P51">Termina il caso d’uso</text:p>
          </table:table-cell>
          <table:table-cell table:style-name="Tabella22.C3" office:value-type="string">
            <text:p text:style-name="P46"/>
          </table:table-cell>
        </table:table-row>
      </table:table>
      <text:p text:style-name="P26"/>
      <text:p text:style-name="P34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6">d</text:span></text:span><text:span text:style-name="Car._20_predefinito_20_paragrafo"><text:span text:style-name="T32">.1b</text:span></text:span></text:p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>
          <table:table-cell table:style-name="Tabella26.A1" office:value-type="string">
            <text:h text:style-name="P119" text:outline-level="2">#</text:h>
          </table:table-cell>
          <table:table-cell table:style-name="Tabella26.B1" office:value-type="string">
            <text:h text:style-name="P130" text:outline-level="2">Attore</text:h>
          </table:table-cell>
          <table:table-cell table:style-name="Tabella26.B1" office:value-type="string">
            <text:h text:style-name="P130" text:outline-level="2">Sistema</text:h>
          </table:table-cell>
        </table:table-row>
        <table:table-row>
          <table:table-cell table:style-name="Tabella26.A2" office:value-type="string">
            <text:h text:style-name="P107" text:outline-level="3"><text:span text:style-name="T43">5d</text:span>.<text:span text:style-name="T33">1</text:span><text:span text:style-name="T37">b</text:span>.1</text:h>
          </table:table-cell>
          <table:table-cell table:style-name="Tabella26.B2" office:value-type="string">
            <text:p text:style-name="P67"><text:span text:style-name="Car._20_predefinito_20_paragrafo"><text:span text:style-name="T24">M</text:span></text:span><text:span text:style-name="Car._20_predefinito_20_paragrafo">odifica un servizio, </text:span><text:span text:style-name="Car._20_predefinito_20_paragrafo"><text:span text:style-name="T42">opzionalmente specificandone il tipo, la data o il numero di partecipanti</text:span></text:span></text:p>
          </table:table-cell>
          <table:table-cell table:style-name="Tabella26.C2" office:value-type="string">
            <text:p text:style-name="P17">L’evento è terminato</text:p>
          </table:table-cell>
        </table:table-row>
        <table:table-row>
          <table:table-cell table:style-name="Tabella26.A3" office:value-type="string">
            <text:h text:style-name="P94" text:outline-level="3"/>
          </table:table-cell>
          <table:table-cell table:style-name="Tabella26.B3" office:value-type="string">
            <text:p text:style-name="P52">Termina il caso d’uso</text:p>
          </table:table-cell>
          <table:table-cell table:style-name="Tabella26.C3" office:value-type="string">
            <text:p text:style-name="P47"/>
          </table:table-cell>
        </table:table-row>
      </table:table>
      <text:p text:style-name="P27"/>
      <text:p text:style-name="P19">Estensione <text:span text:style-name="T22">5e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113" text:outline-level="2">#</text:h>
          </table:table-cell>
          <table:table-cell table:style-name="Tabella7.B1" office:value-type="string">
            <text:h text:style-name="P126" text:outline-level="2">Attore</text:h>
          </table:table-cell>
          <table:table-cell table:style-name="Tabella7.B1" office:value-type="string">
            <text:h text:style-name="P126" text:outline-level="2">Sistema</text:h>
          </table:table-cell>
        </table:table-row>
        <table:table-row>
          <table:table-cell table:style-name="Tabella7.A2" office:value-type="string">
            <text:h text:style-name="P91" text:outline-level="3"><text:span text:style-name="T22">5e</text:span>.1</text:h>
          </table:table-cell>
          <table:table-cell table:style-name="Tabella7.B2" office:value-type="string">
            <text:p text:style-name="P28"><text:span text:style-name="Car._20_predefinito_20_paragrafo"><text:span text:style-name="T10">I</text:span></text:span><text:span text:style-name="Car._20_predefinito_20_paragrafo"><text:span text:style-name="T9">ndica un evento come “terminato”</text:span></text:span></text:p>
          </table:table-cell>
          <table:table-cell table:style-name="Tabella7.C2" office:value-type="string">
            <text:p text:style-name="P10">Registra la modifica</text:p>
          </table:table-cell>
        </table:table-row>
      </table:table>
      <text:p text:style-name="P19"/>
      <text:p text:style-name="P34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7">e</text:span></text:span><text:span text:style-name="Car._20_predefinito_20_paragrafo"><text:span text:style-name="T32">.1a</text:span></text:span></text:p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h text:style-name="P119" text:outline-level="2">#</text:h>
          </table:table-cell>
          <table:table-cell table:style-name="Tabella27.B1" office:value-type="string">
            <text:h text:style-name="P130" text:outline-level="2">Attore</text:h>
          </table:table-cell>
          <table:table-cell table:style-name="Tabella27.B1" office:value-type="string">
            <text:h text:style-name="P130" text:outline-level="2">Sistema</text:h>
          </table:table-cell>
        </table:table-row>
        <table:table-row>
          <table:table-cell table:style-name="Tabella27.A2" office:value-type="string">
            <text:h text:style-name="P107" text:outline-level="3"><text:span text:style-name="T43">5e</text:span>.<text:span text:style-name="T33">1</text:span><text:span text:style-name="T37">a</text:span>.1</text:h>
          </table:table-cell>
          <table:table-cell table:style-name="Tabella27.B2" office:value-type="string">
            <text:p text:style-name="P67"><text:span text:style-name="Car._20_predefinito_20_paragrafo"><text:span text:style-name="T42">I</text:span></text:span><text:span text:style-name="Car._20_predefinito_20_paragrafo">ndica un evento come “terminato”</text:span></text:p>
          </table:table-cell>
          <table:table-cell table:style-name="Tabella27.C2" office:value-type="string">
            <text:p text:style-name="P18">I lavori per l’evento non sono ancora iniziati</text:p>
          </table:table-cell>
        </table:table-row>
        <table:table-row>
          <table:table-cell table:style-name="Tabella27.A3" office:value-type="string">
            <text:h text:style-name="P94" text:outline-level="3"/>
          </table:table-cell>
          <table:table-cell table:style-name="Tabella27.B3" office:value-type="string">
            <text:p text:style-name="P52">Termina il caso d’uso</text:p>
          </table:table-cell>
          <table:table-cell table:style-name="Tabella27.C3" office:value-type="string">
            <text:p text:style-name="P47"/>
          </table:table-cell>
        </table:table-row>
      </table:table>
      <text:p text:style-name="P27"/>
      <text:p text:style-name="P19">Estensione <text:span text:style-name="T22">5f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113" text:outline-level="2">#</text:h>
          </table:table-cell>
          <table:table-cell table:style-name="Tabella8.B1" office:value-type="string">
            <text:h text:style-name="P126" text:outline-level="2">Attore</text:h>
          </table:table-cell>
          <table:table-cell table:style-name="Tabella8.B1" office:value-type="string">
            <text:h text:style-name="P126" text:outline-level="2">Sistema</text:h>
          </table:table-cell>
        </table:table-row>
        <table:table-row>
          <table:table-cell table:style-name="Tabella8.A2" office:value-type="string">
            <text:h text:style-name="P91" text:outline-level="3"><text:span text:style-name="T22">5f</text:span>.1</text:h>
          </table:table-cell>
          <table:table-cell table:style-name="Tabella8.B2" office:value-type="string">
            <text:p text:style-name="P28"><text:span text:style-name="Car._20_predefinito_20_paragrafo"><text:span text:style-name="T10">S</text:span></text:span><text:span text:style-name="Car._20_predefinito_20_paragrafo"><text:span text:style-name="T9">egna delle note riguardanti l’evento</text:span></text:span></text:p>
          </table:table-cell>
          <table:table-cell table:style-name="Tabella8.C2" office:value-type="string">
            <text:p text:style-name="P1">Aggiorna la scheda</text:p>
          </table:table-cell>
        </table:table-row>
      </table:table>
      <text:p text:style-name="P19"/>
      <text:p text:style-name="P19">Estensione <text:span text:style-name="T22">5g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113" text:outline-level="2">#</text:h>
          </table:table-cell>
          <table:table-cell table:style-name="Tabella9.B1" office:value-type="string">
            <text:h text:style-name="P126" text:outline-level="2">Attore</text:h>
          </table:table-cell>
          <table:table-cell table:style-name="Tabella9.B1" office:value-type="string">
            <text:h text:style-name="P126" text:outline-level="2">Sistema</text:h>
          </table:table-cell>
        </table:table-row>
        <table:table-row>
          <table:table-cell table:style-name="Tabella9.A2" office:value-type="string">
            <text:h text:style-name="P91" text:outline-level="3"><text:span text:style-name="T22">5g</text:span>.1</text:h>
          </table:table-cell>
          <table:table-cell table:style-name="Tabella9.B2" office:value-type="string">
            <text:p text:style-name="P28"><text:span text:style-name="Car._20_predefinito_20_paragrafo"><text:span text:style-name="T11">M</text:span></text:span><text:span text:style-name="Car._20_predefinito_20_paragrafo"><text:span text:style-name="T9">odifica la location dell’evento</text:span></text:span></text:p>
          </table:table-cell>
          <table:table-cell table:style-name="Tabella9.C2" office:value-type="string">
            <text:p text:style-name="P1">Registra la modifica</text:p>
          </table:table-cell>
        </table:table-row>
      </table:table>
      <text:p text:style-name="P19"/>
      <text:p text:style-name="P22"><text:soft-page-break/></text:p>
      <text:p text:style-name="P34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7">g</text:span></text:span><text:span text:style-name="Car._20_predefinito_20_paragrafo"><text:span text:style-name="T32">.1a</text:span></text:span></text:p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>
          <table:table-cell table:style-name="Tabella28.A1" office:value-type="string">
            <text:h text:style-name="P119" text:outline-level="2">#</text:h>
          </table:table-cell>
          <table:table-cell table:style-name="Tabella28.B1" office:value-type="string">
            <text:h text:style-name="P130" text:outline-level="2">Attore</text:h>
          </table:table-cell>
          <table:table-cell table:style-name="Tabella28.B1" office:value-type="string">
            <text:h text:style-name="P130" text:outline-level="2">Sistema</text:h>
          </table:table-cell>
        </table:table-row>
        <table:table-row>
          <table:table-cell table:style-name="Tabella28.A2" office:value-type="string">
            <text:h text:style-name="P107" text:outline-level="3"><text:span text:style-name="T43">5g</text:span>.<text:span text:style-name="T33">1</text:span><text:span text:style-name="T37">a</text:span>.1</text:h>
          </table:table-cell>
          <table:table-cell table:style-name="Tabella28.B2" office:value-type="string">
            <text:p text:style-name="P67"><text:span text:style-name="Car._20_predefinito_20_paragrafo"><text:span text:style-name="T44">M</text:span></text:span><text:span text:style-name="Car._20_predefinito_20_paragrafo">odifica la location dell’evento</text:span></text:p>
          </table:table-cell>
          <table:table-cell table:style-name="Tabella28.C2" office:value-type="string">
            <text:p text:style-name="P17">L’evento è terminato</text:p>
          </table:table-cell>
        </table:table-row>
        <table:table-row>
          <table:table-cell table:style-name="Tabella28.A3" office:value-type="string">
            <text:h text:style-name="P94" text:outline-level="3"/>
          </table:table-cell>
          <table:table-cell table:style-name="Tabella28.B3" office:value-type="string">
            <text:p text:style-name="P52">Termina il caso d’uso</text:p>
          </table:table-cell>
          <table:table-cell table:style-name="Tabella28.C3" office:value-type="string">
            <text:p text:style-name="P47"/>
          </table:table-cell>
        </table:table-row>
      </table:table>
      <text:p text:style-name="P27"/>
      <text:p text:style-name="P34"><text:span text:style-name="Car._20_predefinito_20_paragrafo">Eccezione </text:span><text:span text:style-name="Car._20_predefinito_20_paragrafo"><text:span text:style-name="T43">6.1a</text:span></text:span></text:p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h text:style-name="P119" text:outline-level="2">#</text:h>
          </table:table-cell>
          <table:table-cell table:style-name="Tabella29.B1" office:value-type="string">
            <text:h text:style-name="P130" text:outline-level="2">Attore</text:h>
          </table:table-cell>
          <table:table-cell table:style-name="Tabella29.B1" office:value-type="string">
            <text:h text:style-name="P130" text:outline-level="2">Sistema</text:h>
          </table:table-cell>
        </table:table-row>
        <table:table-row>
          <table:table-cell table:style-name="Tabella29.A2" office:value-type="string">
            <text:h text:style-name="P107" text:outline-level="3"><text:span text:style-name="T43">6</text:span>.<text:span text:style-name="T33">1</text:span><text:span text:style-name="T37">a</text:span>.1</text:h>
          </table:table-cell>
          <table:table-cell table:style-name="Tabella29.B2" office:value-type="string">
            <text:p text:style-name="P67"><text:span text:style-name="Car._20_predefinito_20_paragrafo">Sceglie un membro del personale che sia reso disponibile per un servizio, <text:s/>opzionalmente specificandone il ruolo.</text:span></text:p>
          </table:table-cell>
          <table:table-cell table:style-name="Tabella29.C2" office:value-type="string">
            <text:p text:style-name="P17">L’evento è terminato</text:p>
          </table:table-cell>
        </table:table-row>
        <table:table-row>
          <table:table-cell table:style-name="Tabella29.A3" office:value-type="string">
            <text:h text:style-name="P94" text:outline-level="3"/>
          </table:table-cell>
          <table:table-cell table:style-name="Tabella29.B3" office:value-type="string">
            <text:p text:style-name="P52">Termina il caso d’uso</text:p>
          </table:table-cell>
          <table:table-cell table:style-name="Tabella29.C3" office:value-type="string">
            <text:p text:style-name="P47"/>
          </table:table-cell>
        </table:table-row>
      </table:table>
      <text:p text:style-name="P27"/>
      <text:p text:style-name="P77"><text:span text:style-name="Car._20_predefinito_20_paragrafo">Eccezione </text:span><text:span text:style-name="Car._20_predefinito_20_paragrafo"><text:span text:style-name="T43">6.1b</text:span></text:span></text:p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h text:style-name="P123" text:outline-level="2">#</text:h>
          </table:table-cell>
          <table:table-cell table:style-name="Tabella30.B1" office:value-type="string">
            <text:h text:style-name="P134" text:outline-level="2">Attore</text:h>
          </table:table-cell>
          <table:table-cell table:style-name="Tabella30.B1" office:value-type="string">
            <text:h text:style-name="P134" text:outline-level="2">Sistema</text:h>
          </table:table-cell>
        </table:table-row>
        <table:table-row>
          <table:table-cell table:style-name="Tabella30.A2" office:value-type="string">
            <text:h text:style-name="P109" text:outline-level="3"><text:span text:style-name="T43">6</text:span>.<text:span text:style-name="T33">1</text:span><text:span text:style-name="T38">b</text:span>.1</text:h>
          </table:table-cell>
          <table:table-cell table:style-name="Tabella30.B2" office:value-type="string">
            <text:p text:style-name="P80"><text:span text:style-name="Car._20_predefinito_20_paragrafo">Sceglie un membro del personale che sia reso disponibile per un servizio, <text:s/>opzionalmente specificandone il ruolo.</text:span></text:p>
          </table:table-cell>
          <table:table-cell table:style-name="Tabella30.C2" office:value-type="string">
            <text:p text:style-name="P74">Il personale scelto non è impiegabile per il turno specificato</text:p>
          </table:table-cell>
        </table:table-row>
        <table:table-row>
          <table:table-cell table:style-name="Tabella30.A3" office:value-type="string">
            <text:h text:style-name="P98" text:outline-level="3"/>
          </table:table-cell>
          <table:table-cell table:style-name="Tabella30.B3" office:value-type="string">
            <text:p text:style-name="P83">Termina il caso d’uso</text:p>
          </table:table-cell>
          <table:table-cell table:style-name="Tabella30.C3" office:value-type="string">
            <text:p text:style-name="P86"/>
          </table:table-cell>
        </table:table-row>
      </table:table>
      <text:p text:style-name="P69"/>
      <text:p text:style-name="P22">Estensione <text:span text:style-name="T24">6a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121" text:outline-level="2">#</text:h>
          </table:table-cell>
          <table:table-cell table:style-name="Tabella15.B1" office:value-type="string">
            <text:h text:style-name="P133" text:outline-level="2">Attore</text:h>
          </table:table-cell>
          <table:table-cell table:style-name="Tabella15.B1" office:value-type="string">
            <text:h text:style-name="P133" text:outline-level="2">Sistema</text:h>
          </table:table-cell>
        </table:table-row>
        <table:table-row>
          <table:table-cell table:style-name="Tabella15.A2" office:value-type="string">
            <text:h text:style-name="P96" text:outline-level="3"><text:span text:style-name="T24">6a</text:span>.1</text:h>
          </table:table-cell>
          <table:table-cell table:style-name="Tabella15.B2" office:value-type="string">
            <text:p text:style-name="P29"><text:span text:style-name="Car._20_predefinito_20_paragrafo"><text:span text:style-name="T5"><text:s text:c="2"/></text:span></text:span><text:span text:style-name="Car._20_predefinito_20_paragrafo"><text:span text:style-name="T6">Ri</text:span></text:span><text:span text:style-name="Car._20_predefinito_20_paragrafo"><text:span text:style-name="T5">muove </text:span></text:span><text:span text:style-name="Car._20_predefinito_20_paragrafo"><text:span text:style-name="T6">un membro del personale</text:span></text:span></text:p>
          </table:table-cell>
          <table:table-cell table:style-name="Tabella15.C2" office:value-type="string">
            <text:p text:style-name="P3">Registra la modifica</text:p>
          </table:table-cell>
        </table:table-row>
      </table:table>
      <text:p text:style-name="P22"/>
      <text:p text:style-name="P24">Estensione <text:span text:style-name="T27">6b</text:span>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122" text:outline-level="2">#</text:h>
          </table:table-cell>
          <table:table-cell table:style-name="Tabella16.B1" office:value-type="string">
            <text:h text:style-name="P127" text:outline-level="2">Attore</text:h>
          </table:table-cell>
          <table:table-cell table:style-name="Tabella16.B1" office:value-type="string">
            <text:h text:style-name="P127" text:outline-level="2">Sistema</text:h>
          </table:table-cell>
        </table:table-row>
        <table:table-row>
          <table:table-cell table:style-name="Tabella16.A2" office:value-type="string">
            <text:h text:style-name="P97" text:outline-level="3"><text:span text:style-name="T24">6b</text:span>.1</text:h>
          </table:table-cell>
          <table:table-cell table:style-name="Tabella16.B2" office:value-type="string">
            <text:p text:style-name="P30"><text:span text:style-name="Car._20_predefinito_20_paragrafo"><text:span text:style-name="T8">Aggiunge un nuovo turno ad un particolare servizio, opzionalmente specificando le ore di inizio o fine</text:span></text:span></text:p>
          </table:table-cell>
          <table:table-cell table:style-name="Tabella16.C2" office:value-type="string">
            <text:p text:style-name="P4">Registra la modifica</text:p>
          </table:table-cell>
        </table:table-row>
      </table:table>
      <text:p text:style-name="P23"/>
      <text:p text:style-name="P23"/>
      <text:p text:style-name="P23"/>
      <text:p text:style-name="P77"><text:soft-page-break/><text:span text:style-name="Car._20_predefinito_20_paragrafo">Eccezione </text:span><text:span text:style-name="Car._20_predefinito_20_paragrafo"><text:span text:style-name="T43">6b.1a</text:span></text:span></text:p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>
          <table:table-cell table:style-name="Tabella31.A1" office:value-type="string">
            <text:h text:style-name="P123" text:outline-level="2">#</text:h>
          </table:table-cell>
          <table:table-cell table:style-name="Tabella31.B1" office:value-type="string">
            <text:h text:style-name="P134" text:outline-level="2">Attore</text:h>
          </table:table-cell>
          <table:table-cell table:style-name="Tabella31.B1" office:value-type="string">
            <text:h text:style-name="P134" text:outline-level="2">Sistema</text:h>
          </table:table-cell>
        </table:table-row>
        <table:table-row>
          <table:table-cell table:style-name="Tabella31.A2" office:value-type="string">
            <text:h text:style-name="P109" text:outline-level="3"><text:span text:style-name="T43">6b.</text:span><text:span text:style-name="T33">1</text:span><text:span text:style-name="T38">a</text:span>.1</text:h>
          </table:table-cell>
          <table:table-cell table:style-name="Tabella31.B2" office:value-type="string">
            <text:p text:style-name="P81"><text:span text:style-name="Car._20_predefinito_20_paragrafo"><text:span text:style-name="T27">Aggiunge un nuovo turno ad un particolare servizio, opzionalmente specificando le ore di inizio o fine</text:span></text:span></text:p>
          </table:table-cell>
          <table:table-cell table:style-name="Tabella31.C2" office:value-type="string">
            <text:p text:style-name="P73">L’evento è terminato</text:p>
          </table:table-cell>
        </table:table-row>
        <table:table-row>
          <table:table-cell table:style-name="Tabella31.A3" office:value-type="string">
            <text:h text:style-name="P98" text:outline-level="3"/>
          </table:table-cell>
          <table:table-cell table:style-name="Tabella31.B3" office:value-type="string">
            <text:p text:style-name="P83">Termina il caso d’uso</text:p>
          </table:table-cell>
          <table:table-cell table:style-name="Tabella31.C3" office:value-type="string">
            <text:p text:style-name="P86"/>
          </table:table-cell>
        </table:table-row>
      </table:table>
      <text:p text:style-name="P69"/>
      <text:p text:style-name="P24">Estensione <text:span text:style-name="T27">6c</text:span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122" text:outline-level="2">#</text:h>
          </table:table-cell>
          <table:table-cell table:style-name="Tabella17.B1" office:value-type="string">
            <text:h text:style-name="P127" text:outline-level="2">Attore</text:h>
          </table:table-cell>
          <table:table-cell table:style-name="Tabella17.B1" office:value-type="string">
            <text:h text:style-name="P127" text:outline-level="2">Sistema</text:h>
          </table:table-cell>
        </table:table-row>
        <table:table-row>
          <table:table-cell table:style-name="Tabella17.A2" office:value-type="string">
            <text:h text:style-name="P97" text:outline-level="3"><text:span text:style-name="T24">6b</text:span>.1</text:h>
          </table:table-cell>
          <table:table-cell table:style-name="Tabella17.B2" office:value-type="string">
            <text:p text:style-name="P30"><text:span text:style-name="Car._20_predefinito_20_paragrafo"><text:span text:style-name="T5"><text:s text:c="2"/></text:span></text:span><text:span text:style-name="Car._20_predefinito_20_paragrafo"><text:span text:style-name="T6">Ri</text:span></text:span><text:span text:style-name="Car._20_predefinito_20_paragrafo"><text:span text:style-name="T5">muove </text:span></text:span><text:span text:style-name="Car._20_predefinito_20_paragrafo"><text:span text:style-name="T6">un </text:span></text:span><text:span text:style-name="Car._20_predefinito_20_paragrafo"><text:span text:style-name="T8">turno per un certo servizio</text:span></text:span></text:p>
          </table:table-cell>
          <table:table-cell table:style-name="Tabella17.C2" office:value-type="string">
            <text:p text:style-name="P4">Registra la modifica</text:p>
          </table:table-cell>
        </table:table-row>
      </table:table>
      <text:p text:style-name="P23"/>
      <text:p text:style-name="P77"><text:span text:style-name="Car._20_predefinito_20_paragrafo">Eccezione </text:span><text:span text:style-name="Car._20_predefinito_20_paragrafo"><text:span text:style-name="T43">6c.1a</text:span></text:span></text:p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>
          <table:table-cell table:style-name="Tabella32.A1" office:value-type="string">
            <text:h text:style-name="P123" text:outline-level="2">#</text:h>
          </table:table-cell>
          <table:table-cell table:style-name="Tabella32.B1" office:value-type="string">
            <text:h text:style-name="P134" text:outline-level="2">Attore</text:h>
          </table:table-cell>
          <table:table-cell table:style-name="Tabella32.B1" office:value-type="string">
            <text:h text:style-name="P134" text:outline-level="2">Sistema</text:h>
          </table:table-cell>
        </table:table-row>
        <table:table-row>
          <table:table-cell table:style-name="Tabella32.A2" office:value-type="string">
            <text:h text:style-name="P109" text:outline-level="3"><text:span text:style-name="T43">6c</text:span>.<text:span text:style-name="T33">1</text:span><text:span text:style-name="T37">a</text:span>.1</text:h>
          </table:table-cell>
          <table:table-cell table:style-name="Tabella32.B2" office:value-type="string">
            <text:p text:style-name="P81"><text:span text:style-name="Car._20_predefinito_20_paragrafo"><text:span text:style-name="T24">Ri</text:span></text:span><text:span text:style-name="Car._20_predefinito_20_paragrafo">muove </text:span><text:span text:style-name="Car._20_predefinito_20_paragrafo"><text:span text:style-name="T24">un turno per un certo servizio</text:span></text:span></text:p>
          </table:table-cell>
          <table:table-cell table:style-name="Tabella32.C2" office:value-type="string">
            <text:p text:style-name="P73">L’evento è terminato</text:p>
          </table:table-cell>
        </table:table-row>
        <table:table-row>
          <table:table-cell table:style-name="Tabella32.A3" office:value-type="string">
            <text:h text:style-name="P98" text:outline-level="3"/>
          </table:table-cell>
          <table:table-cell table:style-name="Tabella32.B3" office:value-type="string">
            <text:p text:style-name="P83">Termina il caso d’uso</text:p>
          </table:table-cell>
          <table:table-cell table:style-name="Tabella32.C3" office:value-type="string">
            <text:p text:style-name="P86"/>
          </table:table-cell>
        </table:table-row>
      </table:table>
      <text:p text:style-name="P69"/>
      <text:p text:style-name="P78"><text:span text:style-name="Car._20_predefinito_20_paragrafo">Eccezione </text:span><text:span text:style-name="Car._20_predefinito_20_paragrafo"><text:span text:style-name="T46">7.1a</text:span></text:span></text:p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>
          <table:table-cell table:style-name="Tabella34.A1" office:value-type="string">
            <text:h text:style-name="P124" text:outline-level="2">#</text:h>
          </table:table-cell>
          <table:table-cell table:style-name="Tabella34.B1" office:value-type="string">
            <text:h text:style-name="P135" text:outline-level="2">Attore</text:h>
          </table:table-cell>
          <table:table-cell table:style-name="Tabella34.B1" office:value-type="string">
            <text:h text:style-name="P135" text:outline-level="2">Sistema</text:h>
          </table:table-cell>
        </table:table-row>
        <table:table-row>
          <table:table-cell table:style-name="Tabella34.A2" office:value-type="string">
            <text:h text:style-name="P110" text:outline-level="3"><text:span text:style-name="T46">7</text:span>.<text:span text:style-name="T33">1</text:span><text:span text:style-name="T37">a</text:span>.1</text:h>
          </table:table-cell>
          <table:table-cell table:style-name="Tabella34.B2" office:value-type="string">
            <text:p text:style-name="P81"><text:span text:style-name="Car._20_predefinito_20_paragrafo">Opzionalmente cancella un evento</text:span></text:p>
          </table:table-cell>
          <table:table-cell table:style-name="Tabella34.C2" office:value-type="string">
            <text:p text:style-name="P75">I lavori per l’evento non sono ancora iniziati</text:p>
          </table:table-cell>
        </table:table-row>
        <table:table-row>
          <table:table-cell table:style-name="Tabella34.A3" office:value-type="string">
            <text:h text:style-name="P99" text:outline-level="3"/>
          </table:table-cell>
          <table:table-cell table:style-name="Tabella34.B3" office:value-type="string">
            <text:p text:style-name="P84">Termina il caso d’uso</text:p>
          </table:table-cell>
          <table:table-cell table:style-name="Tabella34.C3" office:value-type="string">
            <text:p text:style-name="P87"/>
          </table:table-cell>
        </table:table-row>
      </table:table>
      <text:p text:style-name="P72"/>
      <text:p text:style-name="P20">Estensione <text:span text:style-name="T22">7a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113" text:outline-level="2">#</text:h>
          </table:table-cell>
          <table:table-cell table:style-name="Tabella10.B1" office:value-type="string">
            <text:h text:style-name="P126" text:outline-level="2">Attore</text:h>
          </table:table-cell>
          <table:table-cell table:style-name="Tabella10.B1" office:value-type="string">
            <text:h text:style-name="P126" text:outline-level="2">Sistema</text:h>
          </table:table-cell>
        </table:table-row>
        <table:table-row>
          <table:table-cell table:style-name="Tabella10.A2" office:value-type="string">
            <text:h text:style-name="P91" text:outline-level="3"><text:span text:style-name="T22">7</text:span>a.1</text:h>
          </table:table-cell>
          <table:table-cell table:style-name="Tabella10.B2" office:value-type="string">
            <text:p text:style-name="P28"><text:span text:style-name="Car._20_predefinito_20_paragrafo"><text:span text:style-name="T11">A</text:span></text:span><text:span text:style-name="Car._20_predefinito_20_paragrafo"><text:span text:style-name="T9">nnulla un evento</text:span></text:span></text:p>
          </table:table-cell>
          <table:table-cell table:style-name="Tabella10.C2" office:value-type="string">
            <text:p text:style-name="P28"><text:span text:style-name="Car._20_predefinito_20_paragrafo"><text:span text:style-name="T5">Registra la modifica</text:span></text:span></text:p>
          </table:table-cell>
        </table:table-row>
      </table:table>
      <text:p text:style-name="P19"/>
      <text:p text:style-name="P20">Estensione <text:span text:style-name="T22">7b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113" text:outline-level="2">#</text:h>
          </table:table-cell>
          <table:table-cell table:style-name="Tabella11.B1" office:value-type="string">
            <text:h text:style-name="P126" text:outline-level="2">Attore</text:h>
          </table:table-cell>
          <table:table-cell table:style-name="Tabella11.B1" office:value-type="string">
            <text:h text:style-name="P126" text:outline-level="2">Sistema</text:h>
          </table:table-cell>
        </table:table-row>
        <table:table-row>
          <table:table-cell table:style-name="Tabella11.A2" office:value-type="string">
            <text:h text:style-name="P91" text:outline-level="3"><text:span text:style-name="T22">7</text:span>b.1</text:h>
          </table:table-cell>
          <table:table-cell table:style-name="Tabella11.B2" office:value-type="string">
            <text:p text:style-name="P28"><text:span text:style-name="Car._20_predefinito_20_paragrafo"><text:span text:style-name="T11">A</text:span></text:span><text:span text:style-name="Car._20_predefinito_20_paragrafo"><text:span text:style-name="T9">nnulla un servizio</text:span></text:span></text:p>
          </table:table-cell>
          <table:table-cell table:style-name="Tabella11.C2" office:value-type="string">
            <text:p text:style-name="P1">Registra la modifica</text:p>
          </table:table-cell>
        </table:table-row>
      </table:table>
      <text:p text:style-name="P19"/>
      <text:p text:style-name="P20"/>
      <text:p text:style-name="P20"/>
      <text:p text:style-name="P20"><text:soft-page-break/>Estensione <text:span text:style-name="T22">7c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113" text:outline-level="2">#</text:h>
          </table:table-cell>
          <table:table-cell table:style-name="Tabella12.B1" office:value-type="string">
            <text:h text:style-name="P126" text:outline-level="2">Attore</text:h>
          </table:table-cell>
          <table:table-cell table:style-name="Tabella12.B1" office:value-type="string">
            <text:h text:style-name="P126" text:outline-level="2">Sistema</text:h>
          </table:table-cell>
        </table:table-row>
        <table:table-row>
          <table:table-cell table:style-name="Tabella12.A2" office:value-type="string">
            <text:h text:style-name="P91" text:outline-level="3"><text:span text:style-name="T22">7</text:span>c.1</text:h>
          </table:table-cell>
          <table:table-cell table:style-name="Tabella12.B2" office:value-type="string">
            <text:p text:style-name="P28"><text:span text:style-name="Car._20_predefinito_20_paragrafo"><text:span text:style-name="T11">C</text:span></text:span><text:span text:style-name="Car._20_predefinito_20_paragrafo"><text:span text:style-name="T9">ancella un se</text:span></text:span><text:span text:style-name="Car._20_predefinito_20_paragrafo"><text:span text:style-name="T12">r</text:span></text:span><text:span text:style-name="Car._20_predefinito_20_paragrafo"><text:span text:style-name="T9">vizio</text:span></text:span></text:p>
          </table:table-cell>
          <table:table-cell table:style-name="Tabella12.C2" office:value-type="string">
            <text:p text:style-name="P1">Registra la modifica</text:p>
          </table:table-cell>
        </table:table-row>
      </table:table>
      <text:p text:style-name="P19"/>
      <text:p text:style-name="P79"><text:span text:style-name="Car._20_predefinito_20_paragrafo">Eccezione </text:span><text:span text:style-name="Car._20_predefinito_20_paragrafo"><text:span text:style-name="T46">7c.1a</text:span></text:span></text:p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h text:style-name="P125" text:outline-level="2">#</text:h>
          </table:table-cell>
          <table:table-cell table:style-name="Tabella33.B1" office:value-type="string">
            <text:h text:style-name="P136" text:outline-level="2">Attore</text:h>
          </table:table-cell>
          <table:table-cell table:style-name="Tabella33.B1" office:value-type="string">
            <text:h text:style-name="P136" text:outline-level="2">Sistema</text:h>
          </table:table-cell>
        </table:table-row>
        <table:table-row>
          <table:table-cell table:style-name="Tabella33.A2" office:value-type="string">
            <text:h text:style-name="P111" text:outline-level="3"><text:span text:style-name="T46">7c</text:span>.<text:span text:style-name="T33">1</text:span><text:span text:style-name="T37">a</text:span>.1</text:h>
          </table:table-cell>
          <table:table-cell table:style-name="Tabella33.B2" office:value-type="string">
            <text:p text:style-name="P82"><text:span text:style-name="Car._20_predefinito_20_paragrafo"><text:span text:style-name="T44">C</text:span></text:span><text:span text:style-name="Car._20_predefinito_20_paragrafo">ancella un se</text:span><text:span text:style-name="Car._20_predefinito_20_paragrafo"><text:span text:style-name="T47">r</text:span></text:span><text:span text:style-name="Car._20_predefinito_20_paragrafo">vizio</text:span></text:p>
          </table:table-cell>
          <table:table-cell table:style-name="Tabella33.C2" office:value-type="string">
            <text:p text:style-name="P76">I lavori per l’evento non sono ancora iniziati</text:p>
          </table:table-cell>
        </table:table-row>
        <table:table-row>
          <table:table-cell table:style-name="Tabella33.A3" office:value-type="string">
            <text:h text:style-name="P100" text:outline-level="3"/>
          </table:table-cell>
          <table:table-cell table:style-name="Tabella33.B3" office:value-type="string">
            <text:p text:style-name="P85">Termina il caso d’uso</text:p>
          </table:table-cell>
          <table:table-cell table:style-name="Tabella33.C3" office:value-type="string">
            <text:p text:style-name="P88"/>
          </table:table-cell>
        </table:table-row>
      </table:table>
      <text:p text:style-name="P31"><text:s/></text:p>
      <text:p text:style-name="P19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/>
    </style:style>
    <style:style style:name="Heading" style:family="paragraph" style:parent-style-name="Normale" style:next-style-name="Standard" style:class="text">
      <style:paragraph-properties fo:margin-top="0cm" fo:margin-bottom="1.058cm" loext:contextual-spacing="false" fo:text-align="center" style:justify-single-word="false" fo:keep-together="always" fo:hyphenation-ladder-count="no-limit" fo:keep-with-next="always"/>
      <style:text-properties fo:color="#009a96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loext:contextual-spacing="false" fo:keep-together="always" fo:hyphenation-ladder-count="no-limit" fo:keep-with-next="always"/>
      <style:text-properties fo:color="#00615e" style:font-name="Bitter" fo:font-family="Bitter" style:font-family-generic="roman" fo:font-size="18pt" fo:font-weight="bold" style:font-name-asian="Bitter" style:font-family-asian="Bitter" style:font-family-generic-asian="roman" style:font-size-asian="18pt" style:font-weight-asian="bold" style:font-name-complex="Bitter" style:font-family-complex="Bitter" style:font-family-generic-complex="roman" style:font-size-complex="18pt" fo:hyphenate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loext:contextual-spacing="false" fo:text-align="start" style:justify-single-word="false" fo:keep-together="always" fo:hyphenation-ladder-count="no-limit" fo:keep-with-next="always"/>
      <style:text-properties fo:color="#354d51" style:font-name="Bitter" fo:font-family="Bitter" style:font-family-generic="roman" fo:font-size="14pt" fo:font-weight="bold" style:font-name-asian="Bitter" style:font-family-asian="Bitter" style:font-family-generic-asian="roman" style:font-size-asian="14pt" style:font-weight-asian="bold" style:font-name-complex="Bitter" style:font-family-complex="Bitter" style:font-family-generic-complex="roman" style:font-size-complex="14pt" fo:hyphenate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c3635" style:font-name="Bitter" fo:font-family="Bitter" style:font-family-generic="roman" fo:font-weight="bold" style:font-name-asian="Bitter" style:font-family-asian="Bitter" style:font-family-generic-asian="roman" style:font-weight-asian="bold" style:font-name-complex="Bitter" style:font-family-complex="Bitter" style:font-family-generic-complex="roman" fo:hyphenate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e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Gabriele</meta:initial-creator>
    <meta:creation-date>2020-05-15T14:40:00Z</meta:creation-date>
    <dc:date>2020-06-30T08:51:07.254000000</dc:date>
    <meta:editing-cycles>109</meta:editing-cycles>
    <meta:editing-duration>PT3H57M38S</meta:editing-duration>
    <meta:document-statistic meta:table-count="33" meta:image-count="0" meta:object-count="0" meta:page-count="8" meta:paragraph-count="279" meta:word-count="1005" meta:character-count="6434" meta:non-whitespace-character-count="5693"/>
    <meta:template xlink:type="simple" xlink:actuate="onRequest" xlink:title="" xlink:href="Normal.dotm"/>
  </office:meta>
</office:document-meta>
</file>